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  <table:table-cell office:value-type="float" office:value="-10.062" calcext:value-type="float">
            <text:p>-10.062</text:p>
          </table:table-cell>
          <table:table-cell office:value-type="float" office:value="60.493" calcext:value-type="float">
            <text:p>60.493</text:p>
          </table:table-cell>
          <table:table-cell office:value-type="float" office:value="32.397" calcext:value-type="float">
            <text:p>32.3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" calcext:value-type="float">
            <text:p>2</text:p>
          </table:table-cell>
          <table:table-cell office:value-type="float" office:value="-6.629" calcext:value-type="float">
            <text:p>-6.629</text:p>
          </table:table-cell>
          <table:table-cell office:value-type="float" office:value="59.184" calcext:value-type="float">
            <text:p>59.184</text:p>
          </table:table-cell>
          <table:table-cell office:value-type="float" office:value="31.408" calcext:value-type="float">
            <text:p>31.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3" calcext:value-type="float">
            <text:p>3</text:p>
          </table:table-cell>
          <table:table-cell office:value-type="float" office:value="-4.088" calcext:value-type="float">
            <text:p>-4.088</text:p>
          </table:table-cell>
          <table:table-cell office:value-type="float" office:value="58.21" calcext:value-type="float">
            <text:p>58.21</text:p>
          </table:table-cell>
          <table:table-cell office:value-type="float" office:value="34.088" calcext:value-type="float">
            <text:p>34.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4" calcext:value-type="float">
            <text:p>4</text:p>
          </table:table-cell>
          <table:table-cell office:value-type="float" office:value="-0.324" calcext:value-type="float">
            <text:p>-0.324</text:p>
          </table:table-cell>
          <table:table-cell office:value-type="float" office:value="58.014" calcext:value-type="float">
            <text:p>58.014</text:p>
          </table:table-cell>
          <table:table-cell office:value-type="float" office:value="33.598" calcext:value-type="float">
            <text:p>33.5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4.829" calcext:value-type="float">
            <text:p>54.829</text:p>
          </table:table-cell>
          <table:table-cell office:value-type="float" office:value="35.257" calcext:value-type="float">
            <text:p>35.2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6" calcext:value-type="float">
            <text:p>6</text:p>
          </table:table-cell>
          <table:table-cell office:value-type="float" office:value="3.898" calcext:value-type="float">
            <text:p>3.898</text:p>
          </table:table-cell>
          <table:table-cell office:value-type="float" office:value="55.756" calcext:value-type="float">
            <text:p>55.756</text:p>
          </table:table-cell>
          <table:table-cell office:value-type="float" office:value="37.64" calcext:value-type="float">
            <text:p>37.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7" calcext:value-type="float">
            <text:p>7</text:p>
          </table:table-cell>
          <table:table-cell office:value-type="float" office:value="6.361" calcext:value-type="float">
            <text:p>6.361</text:p>
          </table:table-cell>
          <table:table-cell office:value-type="float" office:value="53.744" calcext:value-type="float">
            <text:p>53.744</text:p>
          </table:table-cell>
          <table:table-cell office:value-type="float" office:value="35.556" calcext:value-type="float">
            <text:p>35.5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8" calcext:value-type="float">
            <text:p>8</text:p>
          </table:table-cell>
          <table:table-cell office:value-type="float" office:value="5.851" calcext:value-type="float">
            <text:p>5.851</text:p>
          </table:table-cell>
          <table:table-cell office:value-type="float" office:value="55.862" calcext:value-type="float">
            <text:p>55.862</text:p>
          </table:table-cell>
          <table:table-cell office:value-type="float" office:value="32.444" calcext:value-type="float">
            <text:p>32.4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9" calcext:value-type="float">
            <text:p>9</text:p>
          </table:table-cell>
          <table:table-cell office:value-type="float" office:value="6.803" calcext:value-type="float">
            <text:p>6.803</text:p>
          </table:table-cell>
          <table:table-cell office:value-type="float" office:value="59.007" calcext:value-type="float">
            <text:p>59.007</text:p>
          </table:table-cell>
          <table:table-cell office:value-type="float" office:value="34.39" calcext:value-type="float">
            <text:p>34.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0" calcext:value-type="float">
            <text:p>10</text:p>
          </table:table-cell>
          <table:table-cell office:value-type="float" office:value="9.588" calcext:value-type="float">
            <text:p>9.588</text:p>
          </table:table-cell>
          <table:table-cell office:value-type="float" office:value="57.178" calcext:value-type="float">
            <text:p>57.178</text:p>
          </table:table-cell>
          <table:table-cell office:value-type="float" office:value="36.24" calcext:value-type="float">
            <text:p>36.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1" calcext:value-type="float">
            <text:p>11</text:p>
          </table:table-cell>
          <table:table-cell office:value-type="float" office:value="11.45" calcext:value-type="float">
            <text:p>11.45</text:p>
          </table:table-cell>
          <table:table-cell office:value-type="float" office:value="56.589" calcext:value-type="float">
            <text:p>56.589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2" calcext:value-type="float">
            <text:p>12</text:p>
          </table:table-cell>
          <table:table-cell office:value-type="float" office:value="10.824" calcext:value-type="float">
            <text:p>10.824</text:p>
          </table:table-cell>
          <table:table-cell office:value-type="float" office:value="60.153" calcext:value-type="float">
            <text:p>60.153</text:p>
          </table:table-cell>
          <table:table-cell office:value-type="float" office:value="31.837" calcext:value-type="float">
            <text:p>31.8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" calcext:value-type="float">
            <text:p>13</text:p>
          </table:table-cell>
          <table:table-cell office:value-type="float" office:value="8.715" calcext:value-type="float">
            <text:p>8.715</text:p>
          </table:table-cell>
          <table:table-cell office:value-type="float" office:value="59.293" calcext:value-type="float">
            <text:p>59.293</text:p>
          </table:table-cell>
          <table:table-cell office:value-type="float" office:value="28.785" calcext:value-type="float">
            <text:p>28.7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4" calcext:value-type="float">
            <text:p>14</text:p>
          </table:table-cell>
          <table:table-cell office:value-type="float" office:value="6.377" calcext:value-type="float">
            <text:p>6.377</text:p>
          </table:table-cell>
          <table:table-cell office:value-type="float" office:value="62.318" calcext:value-type="float">
            <text:p>62.318</text:p>
          </table:table-cell>
          <table:table-cell office:value-type="float" office:value="29.121" calcext:value-type="float">
            <text:p>29.1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5" calcext:value-type="float">
            <text:p>15</text:p>
          </table:table-cell>
          <table:table-cell office:value-type="float" office:value="9.248" calcext:value-type="float">
            <text:p>9.248</text:p>
          </table:table-cell>
          <table:table-cell office:value-type="float" office:value="64.782" calcext:value-type="float">
            <text:p>64.782</text:p>
          </table:table-cell>
          <table:table-cell office:value-type="float" office:value="28.518" calcext:value-type="float">
            <text:p>28.5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6" calcext:value-type="float">
            <text:p>16</text:p>
          </table:table-cell>
          <table:table-cell office:value-type="float" office:value="9.59" calcext:value-type="float">
            <text:p>9.59</text:p>
          </table:table-cell>
          <table:table-cell office:value-type="float" office:value="63.293" calcext:value-type="float">
            <text:p>63.293</text:p>
          </table:table-cell>
          <table:table-cell office:value-type="float" office:value="25.052" calcext:value-type="float">
            <text:p>25.0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17" calcext:value-type="float">
            <text:p>17</text:p>
          </table:table-cell>
          <table:table-cell office:value-type="float" office:value="5.829" calcext:value-type="float">
            <text:p>5.829</text:p>
          </table:table-cell>
          <table:table-cell office:value-type="float" office:value="63.225" calcext:value-type="float">
            <text:p>63.225</text:p>
          </table:table-cell>
          <table:table-cell office:value-type="float" office:value="24.462" calcext:value-type="float">
            <text:p>24.4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8" calcext:value-type="float">
            <text:p>18</text:p>
          </table:table-cell>
          <table:table-cell office:value-type="float" office:value="5.761" calcext:value-type="float">
            <text:p>5.761</text:p>
          </table:table-cell>
          <table:table-cell office:value-type="float" office:value="66.944" calcext:value-type="float">
            <text:p>66.944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9" calcext:value-type="float">
            <text:p>19</text:p>
          </table:table-cell>
          <table:table-cell office:value-type="float" office:value="8.317" calcext:value-type="float">
            <text:p>8.317</text:p>
          </table:table-cell>
          <table:table-cell office:value-type="float" office:value="67.421" calcext:value-type="float">
            <text:p>67.421</text:p>
          </table:table-cell>
          <table:table-cell office:value-type="float" office:value="22.357" calcext:value-type="float">
            <text:p>22.3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0" calcext:value-type="float">
            <text:p>20</text:p>
          </table:table-cell>
          <table:table-cell office:value-type="float" office:value="6.216" calcext:value-type="float">
            <text:p>6.216</text:p>
          </table:table-cell>
          <table:table-cell office:value-type="float" office:value="65.58" calcext:value-type="float">
            <text:p>65.58</text:p>
          </table:table-cell>
          <table:table-cell office:value-type="float" office:value="19.778" calcext:value-type="float">
            <text:p>19.7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1" calcext:value-type="float">
            <text:p>21</text:p>
          </table:table-cell>
          <table:table-cell office:value-type="float" office:value="8.118" calcext:value-type="float">
            <text:p>8.118</text:p>
          </table:table-cell>
          <table:table-cell office:value-type="float" office:value="62.257" calcext:value-type="float">
            <text:p>62.257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22" calcext:value-type="float">
            <text:p>22</text:p>
          </table:table-cell>
          <table:table-cell office:value-type="float" office:value="5.716" calcext:value-type="float">
            <text:p>5.716</text:p>
          </table:table-cell>
          <table:table-cell office:value-type="float" office:value="59.373" calcext:value-type="float">
            <text:p>59.373</text:p>
          </table:table-cell>
          <table:table-cell office:value-type="float" office:value="20.701" calcext:value-type="float">
            <text:p>20.7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3" calcext:value-type="float">
            <text:p>23</text:p>
          </table:table-cell>
          <table:table-cell office:value-type="float" office:value="7.151" calcext:value-type="float">
            <text:p>7.151</text:p>
          </table:table-cell>
          <table:table-cell office:value-type="float" office:value="56.54" calcext:value-type="float">
            <text:p>56.54</text:p>
          </table:table-cell>
          <table:table-cell office:value-type="float" office:value="18.575" calcext:value-type="float">
            <text:p>18.5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4" calcext:value-type="float">
            <text:p>24</text:p>
          </table:table-cell>
          <table:table-cell office:value-type="float" office:value="5.244" calcext:value-type="float">
            <text:p>5.244</text:p>
          </table:table-cell>
          <table:table-cell office:value-type="float" office:value="57.263" calcext:value-type="float">
            <text:p>57.263</text:p>
          </table:table-cell>
          <table:table-cell office:value-type="float" office:value="15.339" calcext:value-type="float">
            <text:p>15.3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5" calcext:value-type="float">
            <text:p>25</text:p>
          </table:table-cell>
          <table:table-cell office:value-type="float" office:value="6.052" calcext:value-type="float">
            <text:p>6.052</text:p>
          </table:table-cell>
          <table:table-cell office:value-type="float" office:value="54.937" calcext:value-type="float">
            <text:p>54.937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6" calcext:value-type="float">
            <text:p>26</text:p>
          </table:table-cell>
          <table:table-cell office:value-type="float" office:value="8.081" calcext:value-type="float">
            <text:p>8.081</text:p>
          </table:table-cell>
          <table:table-cell office:value-type="float" office:value="52.58" calcext:value-type="float">
            <text:p>52.58</text:p>
          </table:table-cell>
          <table:table-cell office:value-type="float" office:value="14.728" calcext:value-type="float">
            <text:p>14.7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7" calcext:value-type="float">
            <text:p>27</text:p>
          </table:table-cell>
          <table:table-cell office:value-type="float" office:value="6.991" calcext:value-type="float">
            <text:p>6.991</text:p>
          </table:table-cell>
          <table:table-cell office:value-type="float" office:value="48.934" calcext:value-type="float">
            <text:p>48.934</text:p>
          </table:table-cell>
          <table:table-cell office:value-type="float" office:value="14.482" calcext:value-type="float">
            <text:p>14.4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8" calcext:value-type="float">
            <text:p>28</text:p>
          </table:table-cell>
          <table:table-cell office:value-type="float" office:value="7.003" calcext:value-type="float">
            <text:p>7.003</text:p>
          </table:table-cell>
          <table:table-cell office:value-type="float" office:value="47.142" calcext:value-type="float">
            <text:p>47.142</text:p>
          </table:table-cell>
          <table:table-cell office:value-type="float" office:value="17.81" calcext:value-type="float">
            <text:p>17.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9" calcext:value-type="float">
            <text:p>29</text:p>
          </table:table-cell>
          <table:table-cell office:value-type="float" office:value="6.201" calcext:value-type="float">
            <text:p>6.201</text:p>
          </table:table-cell>
          <table:table-cell office:value-type="float" office:value="43.418" calcext:value-type="float">
            <text:p>43.418</text:p>
          </table:table-cell>
          <table:table-cell office:value-type="float" office:value="18.072" calcext:value-type="float">
            <text:p>18.0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30" calcext:value-type="float">
            <text:p>30</text:p>
          </table:table-cell>
          <table:table-cell office:value-type="float" office:value="4.83" calcext:value-type="float">
            <text:p>4.83</text:p>
          </table:table-cell>
          <table:table-cell office:value-type="float" office:value="42.127" calcext:value-type="float">
            <text:p>42.127</text:p>
          </table:table-cell>
          <table:table-cell office:value-type="float" office:value="21.371" calcext:value-type="float">
            <text:p>21.3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31" calcext:value-type="float">
            <text:p>31</text:p>
          </table:table-cell>
          <table:table-cell office:value-type="float" office:value="5.808" calcext:value-type="float">
            <text:p>5.808</text:p>
          </table:table-cell>
          <table:table-cell office:value-type="float" office:value="38.398" calcext:value-type="float">
            <text:p>38.398</text:p>
          </table:table-cell>
          <table:table-cell office:value-type="float" office:value="21.305" calcext:value-type="float">
            <text:p>21.3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32" calcext:value-type="float">
            <text:p>32</text:p>
          </table:table-cell>
          <table:table-cell office:value-type="float" office:value="3.392" calcext:value-type="float">
            <text:p>3.392</text:p>
          </table:table-cell>
          <table:table-cell office:value-type="float" office:value="37.103" calcext:value-type="float">
            <text:p>37.103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33" calcext:value-type="float">
            <text:p>33</text:p>
          </table:table-cell>
          <table:table-cell office:value-type="float" office:value="-0.167" calcext:value-type="float">
            <text:p>-0.167</text:p>
          </table:table-cell>
          <table:table-cell office:value-type="float" office:value="35.772" calcext:value-type="float">
            <text:p>35.772</text:p>
          </table:table-cell>
          <table:table-cell office:value-type="float" office:value="24.417" calcext:value-type="float">
            <text:p>24.4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34" calcext:value-type="float">
            <text:p>34</text:p>
          </table:table-cell>
          <table:table-cell office:value-type="float" office:value="-1.733" calcext:value-type="float">
            <text:p>-1.733</text:p>
          </table:table-cell>
          <table:table-cell office:value-type="float" office:value="38.022" calcext:value-type="float">
            <text:p>38.022</text:p>
          </table:table-cell>
          <table:table-cell office:value-type="float" office:value="21.703" calcext:value-type="float">
            <text:p>21.7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35" calcext:value-type="float">
            <text:p>35</text:p>
          </table:table-cell>
          <table:table-cell office:value-type="float" office:value="-3.327" calcext:value-type="float">
            <text:p>-3.327</text:p>
          </table:table-cell>
          <table:table-cell office:value-type="float" office:value="41.488" calcext:value-type="float">
            <text:p>41.488</text:p>
          </table:table-cell>
          <table:table-cell office:value-type="float" office:value="22.113" calcext:value-type="float">
            <text:p>22.1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36" calcext:value-type="float">
            <text:p>36</text:p>
          </table:table-cell>
          <table:table-cell office:value-type="float" office:value="-7.054" calcext:value-type="float">
            <text:p>-7.054</text:p>
          </table:table-cell>
          <table:table-cell office:value-type="float" office:value="42.229" calcext:value-type="float">
            <text:p>42.229</text:p>
          </table:table-cell>
          <table:table-cell office:value-type="float" office:value="22.493" calcext:value-type="float">
            <text:p>22.49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37" calcext:value-type="float">
            <text:p>37</text:p>
          </table:table-cell>
          <table:table-cell office:value-type="float" office:value="-7.516" calcext:value-type="float">
            <text:p>-7.516</text:p>
          </table:table-cell>
          <table:table-cell office:value-type="float" office:value="44.407" calcext:value-type="float">
            <text:p>44.407</text:p>
          </table:table-cell>
          <table:table-cell office:value-type="float" office:value="19.398" calcext:value-type="float">
            <text:p>19.3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38" calcext:value-type="float">
            <text:p>38</text:p>
          </table:table-cell>
          <table:table-cell office:value-type="float" office:value="-11.024" calcext:value-type="float">
            <text:p>-11.024</text:p>
          </table:table-cell>
          <table:table-cell office:value-type="float" office:value="45.408" calcext:value-type="float">
            <text:p>45.408</text:p>
          </table:table-cell>
          <table:table-cell office:value-type="float" office:value="20.615" calcext:value-type="float">
            <text:p>20.6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39" calcext:value-type="float">
            <text:p>39</text:p>
          </table:table-cell>
          <table:table-cell office:value-type="float" office:value="-9.598" calcext:value-type="float">
            <text:p>-9.598</text:p>
          </table:table-cell>
          <table:table-cell office:value-type="float" office:value="47.365" calcext:value-type="float">
            <text:p>47.365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40" calcext:value-type="float">
            <text:p>40</text:p>
          </table:table-cell>
          <table:table-cell office:value-type="float" office:value="-10.531" calcext:value-type="float">
            <text:p>-10.531</text:p>
          </table:table-cell>
          <table:table-cell office:value-type="float" office:value="51.002" calcext:value-type="float">
            <text:p>51.002</text:p>
          </table:table-cell>
          <table:table-cell office:value-type="float" office:value="23.183" calcext:value-type="float">
            <text:p>23.1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41" calcext:value-type="float">
            <text:p>41</text:p>
          </table:table-cell>
          <table:table-cell office:value-type="float" office:value="-7.114" calcext:value-type="float">
            <text:p>-7.114</text:p>
          </table:table-cell>
          <table:table-cell office:value-type="float" office:value="52.166" calcext:value-type="float">
            <text:p>52.166</text:p>
          </table:table-cell>
          <table:table-cell office:value-type="float" office:value="24.518" calcext:value-type="float">
            <text:p>24.5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42" calcext:value-type="float">
            <text:p>42</text:p>
          </table:table-cell>
          <table:table-cell office:value-type="float" office:value="-5.101" calcext:value-type="float">
            <text:p>-5.101</text:p>
          </table:table-cell>
          <table:table-cell office:value-type="float" office:value="50.176" calcext:value-type="float">
            <text:p>50.176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43" calcext:value-type="float">
            <text:p>43</text:p>
          </table:table-cell>
          <table:table-cell office:value-type="float" office:value="-4.494" calcext:value-type="float">
            <text:p>-4.494</text:p>
          </table:table-cell>
          <table:table-cell office:value-type="float" office:value="50.362" calcext:value-type="float">
            <text:p>50.362</text:p>
          </table:table-cell>
          <table:table-cell office:value-type="float" office:value="18.248" calcext:value-type="float">
            <text:p>18.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44" calcext:value-type="float">
            <text:p>44</text:p>
          </table:table-cell>
          <table:table-cell office:value-type="float" office:value="-3.17" calcext:value-type="float">
            <text:p>-3.17</text:p>
          </table:table-cell>
          <table:table-cell office:value-type="float" office:value="47.059" calcext:value-type="float">
            <text:p>47.059</text:p>
          </table:table-cell>
          <table:table-cell office:value-type="float" office:value="16.839" calcext:value-type="float">
            <text:p>16.8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45" calcext:value-type="float">
            <text:p>45</text:p>
          </table:table-cell>
          <table:table-cell office:value-type="float" office:value="-1.704" calcext:value-type="float">
            <text:p>-1.704</text:p>
          </table:table-cell>
          <table:table-cell office:value-type="float" office:value="47.403" calcext:value-type="float">
            <text:p>47.403</text:p>
          </table:table-cell>
          <table:table-cell office:value-type="float" office:value="13.317" calcext:value-type="float">
            <text:p>13.3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46" calcext:value-type="float">
            <text:p>46</text:p>
          </table:table-cell>
          <table:table-cell office:value-type="float" office:value="-1.108" calcext:value-type="float">
            <text:p>-1.108</text:p>
          </table:table-cell>
          <table:table-cell office:value-type="float" office:value="43.732" calcext:value-type="float">
            <text:p>43.732</text:p>
          </table:table-cell>
          <table:table-cell office:value-type="float" office:value="12.518" calcext:value-type="float">
            <text:p>12.5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47" calcext:value-type="float">
            <text:p>47</text:p>
          </table:table-cell>
          <table:table-cell office:value-type="float" office:value="0.382" calcext:value-type="float">
            <text:p>0.382</text:p>
          </table:table-cell>
          <table:table-cell office:value-type="float" office:value="40.5" calcext:value-type="float">
            <text:p>40.5</text:p>
          </table:table-cell>
          <table:table-cell office:value-type="float" office:value="13.741" calcext:value-type="float">
            <text:p>13.7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 office:value-type="float" office:value="36.752" calcext:value-type="float">
            <text:p>36.752</text:p>
          </table:table-cell>
          <table:table-cell office:value-type="float" office:value="13.511" calcext:value-type="float">
            <text:p>13.5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49" calcext:value-type="float">
            <text:p>49</text:p>
          </table:table-cell>
          <table:table-cell office:value-type="float" office:value="-0.409" calcext:value-type="float">
            <text:p>-0.409</text:p>
          </table:table-cell>
          <table:table-cell office:value-type="float" office:value="33.668" calcext:value-type="float">
            <text:p>33.668</text:p>
          </table:table-cell>
          <table:table-cell office:value-type="float" office:value="15.548" calcext:value-type="float">
            <text:p>15.5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50" calcext:value-type="float">
            <text:p>50</text:p>
          </table:table-cell>
          <table:table-cell office:value-type="float" office:value="2.158" calcext:value-type="float">
            <text:p>2.158</text:p>
          </table:table-cell>
          <table:table-cell office:value-type="float" office:value="30.872" calcext:value-type="float">
            <text:p>30.872</text:p>
          </table:table-cell>
          <table:table-cell office:value-type="float" office:value="15.817" calcext:value-type="float">
            <text:p>15.8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51" calcext:value-type="float">
            <text:p>51</text:p>
          </table:table-cell>
          <table:table-cell office:value-type="float" office:value="-0.073" calcext:value-type="float">
            <text:p>-0.073</text:p>
          </table:table-cell>
          <table:table-cell office:value-type="float" office:value="28.781" calcext:value-type="float">
            <text:p>28.781</text:p>
          </table:table-cell>
          <table:table-cell office:value-type="float" office:value="18.115" calcext:value-type="float">
            <text:p>18.1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52" calcext:value-type="float">
            <text:p>52</text:p>
          </table:table-cell>
          <table:table-cell office:value-type="float" office:value="-1.632" calcext:value-type="float">
            <text:p>-1.632</text:p>
          </table:table-cell>
          <table:table-cell office:value-type="float" office:value="25.933" calcext:value-type="float">
            <text:p>25.933</text:p>
          </table:table-cell>
          <table:table-cell office:value-type="float" office:value="16.128" calcext:value-type="float">
            <text:p>16.1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float" office:value="-4.791" calcext:value-type="float">
            <text:p>-4.791</text:p>
          </table:table-cell>
          <table:table-cell office:value-type="float" office:value="25.749" calcext:value-type="float">
            <text:p>25.749</text:p>
          </table:table-cell>
          <table:table-cell office:value-type="float" office:value="18.231" calcext:value-type="float">
            <text:p>18.2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54" calcext:value-type="float">
            <text:p>54</text:p>
          </table:table-cell>
          <table:table-cell office:value-type="float" office:value="-5.335" calcext:value-type="float">
            <text:p>-5.335</text:p>
          </table:table-cell>
          <table:table-cell office:value-type="float" office:value="29.544" calcext:value-type="float">
            <text:p>29.544</text:p>
          </table:table-cell>
          <table:table-cell office:value-type="float" office:value="18.457" calcext:value-type="float">
            <text:p>18.45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55" calcext:value-type="float">
            <text:p>55</text:p>
          </table:table-cell>
          <table:table-cell office:value-type="float" office:value="-5.252" calcext:value-type="float">
            <text:p>-5.252</text:p>
          </table:table-cell>
          <table:table-cell office:value-type="float" office:value="31.115" calcext:value-type="float">
            <text:p>31.115</text:p>
          </table:table-cell>
          <table:table-cell office:value-type="float" office:value="14.993" calcext:value-type="float">
            <text:p>14.99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56" calcext:value-type="float">
            <text:p>56</text:p>
          </table:table-cell>
          <table:table-cell office:value-type="float" office:value="-6.392" calcext:value-type="float">
            <text:p>-6.392</text:p>
          </table:table-cell>
          <table:table-cell office:value-type="float" office:value="34.63" calcext:value-type="float">
            <text:p>34.63</text:p>
          </table:table-cell>
          <table:table-cell office:value-type="float" office:value="15.872" calcext:value-type="float">
            <text:p>15.87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57" calcext:value-type="float">
            <text:p>57</text:p>
          </table:table-cell>
          <table:table-cell office:value-type="float" office:value="-3.564" calcext:value-type="float">
            <text:p>-3.564</text:p>
          </table:table-cell>
          <table:table-cell office:value-type="float" office:value="36.752" calcext:value-type="float">
            <text:p>36.752</text:p>
          </table:table-cell>
          <table:table-cell office:value-type="float" office:value="17.272" calcext:value-type="float">
            <text:p>17.27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58" calcext:value-type="float">
            <text:p>58</text:p>
          </table:table-cell>
          <table:table-cell office:value-type="float" office:value="-6.13" calcext:value-type="float">
            <text:p>-6.13</text:p>
          </table:table-cell>
          <table:table-cell office:value-type="float" office:value="39.396" calcext:value-type="float">
            <text:p>39.396</text:p>
          </table:table-cell>
          <table:table-cell office:value-type="float" office:value="18.301" calcext:value-type="float">
            <text:p>18.3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59" calcext:value-type="float">
            <text:p>59</text:p>
          </table:table-cell>
          <table:table-cell office:value-type="float" office:value="-7.8" calcext:value-type="float">
            <text:p>-7.8</text:p>
          </table:table-cell>
          <table:table-cell office:value-type="float" office:value="37.252" calcext:value-type="float">
            <text:p>37.252</text:p>
          </table:table-cell>
          <table:table-cell office:value-type="float" office:value="20.921" calcext:value-type="float">
            <text:p>20.9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60" calcext:value-type="float">
            <text:p>60</text:p>
          </table:table-cell>
          <table:table-cell office:value-type="float" office:value="-5.906" calcext:value-type="float">
            <text:p>-5.906</text:p>
          </table:table-cell>
          <table:table-cell office:value-type="float" office:value="37.21" calcext:value-type="float">
            <text:p>37.21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61" calcext:value-type="float">
            <text:p>61</text:p>
          </table:table-cell>
          <table:table-cell office:value-type="float" office:value="-7.278" calcext:value-type="float">
            <text:p>-7.278</text:p>
          </table:table-cell>
          <table:table-cell office:value-type="float" office:value="34.499" calcext:value-type="float">
            <text:p>34.499</text:p>
          </table:table-cell>
          <table:table-cell office:value-type="float" office:value="26.496" calcext:value-type="float">
            <text:p>26.4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62" calcext:value-type="float">
            <text:p>62</text:p>
          </table:table-cell>
          <table:table-cell office:value-type="float" office:value="-4.331" calcext:value-type="float">
            <text:p>-4.331</text:p>
          </table:table-cell>
          <table:table-cell office:value-type="float" office:value="34.948" calcext:value-type="float">
            <text:p>34.948</text:p>
          </table:table-cell>
          <table:table-cell office:value-type="float" office:value="28.834" calcext:value-type="float">
            <text:p>28.8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63" calcext:value-type="float">
            <text:p>63</text:p>
          </table:table-cell>
          <table:table-cell office:value-type="float" office:value="-4.309" calcext:value-type="float">
            <text:p>-4.309</text:p>
          </table:table-cell>
          <table:table-cell office:value-type="float" office:value="38.722" calcext:value-type="float">
            <text:p>38.722</text:p>
          </table:table-cell>
          <table:table-cell office:value-type="float" office:value="29.398" calcext:value-type="float">
            <text:p>29.3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64" calcext:value-type="float">
            <text:p>64</text:p>
          </table:table-cell>
          <table:table-cell office:value-type="float" office:value="-0.534" calcext:value-type="float">
            <text:p>-0.534</text:p>
          </table:table-cell>
          <table:table-cell office:value-type="float" office:value="39.176" calcext:value-type="float">
            <text:p>39.176</text:p>
          </table:table-cell>
          <table:table-cell office:value-type="float" office:value="29.657" calcext:value-type="float">
            <text:p>29.65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65" calcext:value-type="float">
            <text:p>65</text:p>
          </table:table-cell>
          <table:table-cell office:value-type="float" office:value="0.075" calcext:value-type="float">
            <text:p>0.075</text:p>
          </table:table-cell>
          <table:table-cell office:value-type="float" office:value="40.152" calcext:value-type="float">
            <text:p>40.152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66" calcext:value-type="float">
            <text:p>66</text:p>
          </table:table-cell>
          <table:table-cell office:value-type="float" office:value="-2.608" calcext:value-type="float">
            <text:p>-2.608</text:p>
          </table:table-cell>
          <table:table-cell office:value-type="float" office:value="42.884" calcext:value-type="float">
            <text:p>42.884</text:p>
          </table:table-cell>
          <table:table-cell office:value-type="float" office:value="26.269" calcext:value-type="float">
            <text:p>26.26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67" calcext:value-type="float">
            <text:p>67</text:p>
          </table:table-cell>
          <table:table-cell office:value-type="float" office:value="-1.06" calcext:value-type="float">
            <text:p>-1.06</text:p>
          </table:table-cell>
          <table:table-cell office:value-type="float" office:value="44.166" calcext:value-type="float">
            <text:p>44.166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8" calcext:value-type="float">
            <text:p>68</text:p>
          </table:table-cell>
          <table:table-cell office:value-type="float" office:value="2.507" calcext:value-type="float">
            <text:p>2.507</text:p>
          </table:table-cell>
          <table:table-cell office:value-type="float" office:value="44.362" calcext:value-type="float">
            <text:p>44.362</text:p>
          </table:table-cell>
          <table:table-cell office:value-type="float" office:value="28.069" calcext:value-type="float">
            <text:p>28.0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69" calcext:value-type="float">
            <text:p>69</text:p>
          </table:table-cell>
          <table:table-cell office:value-type="float" office:value="1.107" calcext:value-type="float">
            <text:p>1.107</text:p>
          </table:table-cell>
          <table:table-cell office:value-type="float" office:value="45.993" calcext:value-type="float">
            <text:p>45.993</text:p>
          </table:table-cell>
          <table:table-cell office:value-type="float" office:value="24.918" calcext:value-type="float">
            <text:p>24.9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70" calcext:value-type="float">
            <text:p>70</text:p>
          </table:table-cell>
          <table:table-cell office:value-type="float" office:value="-0.589" calcext:value-type="float">
            <text:p>-0.589</text:p>
          </table:table-cell>
          <table:table-cell office:value-type="float" office:value="48.709" calcext:value-type="float">
            <text:p>48.709</text:p>
          </table:table-cell>
          <table:table-cell office:value-type="float" office:value="26.95" calcext:value-type="float">
            <text:p>26.9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71" calcext:value-type="float">
            <text:p>71</text:p>
          </table:table-cell>
          <table:table-cell office:value-type="float" office:value="2.74" calcext:value-type="float">
            <text:p>2.74</text:p>
          </table:table-cell>
          <table:table-cell office:value-type="float" office:value="49.5" calcext:value-type="float">
            <text:p>49.5</text:p>
          </table:table-cell>
          <table:table-cell office:value-type="float" office:value="28.637" calcext:value-type="float">
            <text:p>28.63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72" calcext:value-type="float">
            <text:p>72</text:p>
          </table:table-cell>
          <table:table-cell office:value-type="float" office:value="4.334" calcext:value-type="float">
            <text:p>4.334</text:p>
          </table:table-cell>
          <table:table-cell office:value-type="float" office:value="49.85" calcext:value-type="float">
            <text:p>49.85</text:p>
          </table:table-cell>
          <table:table-cell office:value-type="float" office:value="25.235" calcext:value-type="float">
            <text:p>25.23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73" calcext:value-type="float">
            <text:p>73</text:p>
          </table:table-cell>
          <table:table-cell office:value-type="float" office:value="1.567" calcext:value-type="float">
            <text:p>1.567</text:p>
          </table:table-cell>
          <table:table-cell office:value-type="float" office:value="51.787" calcext:value-type="float">
            <text:p>51.787</text:p>
          </table:table-cell>
          <table:table-cell office:value-type="float" office:value="23.518" calcext:value-type="float">
            <text:p>23.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74" calcext:value-type="float">
            <text:p>74</text:p>
          </table:table-cell>
          <table:table-cell office:value-type="float" office:value="-1.764" calcext:value-type="float">
            <text:p>-1.764</text:p>
          </table:table-cell>
          <table:table-cell office:value-type="float" office:value="52.533" calcext:value-type="float">
            <text:p>52.533</text:p>
          </table:table-cell>
          <table:table-cell office:value-type="float" office:value="25.264" calcext:value-type="float">
            <text:p>25.26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75" calcext:value-type="float">
            <text:p>75</text:p>
          </table:table-cell>
          <table:table-cell office:value-type="float" office:value="-3.16" calcext:value-type="float">
            <text:p>-3.16</text:p>
          </table:table-cell>
          <table:table-cell office:value-type="float" office:value="55.471" calcext:value-type="float">
            <text:p>55.471</text:p>
          </table:table-cell>
          <table:table-cell office:value-type="float" office:value="23.345" calcext:value-type="float">
            <text:p>23.3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76" calcext:value-type="float">
            <text:p>76</text:p>
          </table:table-cell>
          <table:table-cell office:value-type="float" office:value="-2.926" calcext:value-type="float">
            <text:p>-2.926</text:p>
          </table:table-cell>
          <table:table-cell office:value-type="float" office:value="59.069" calcext:value-type="float">
            <text:p>59.069</text:p>
          </table:table-cell>
          <table:table-cell office:value-type="float" office:value="24.431" calcext:value-type="float">
            <text:p>24.43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77" calcext:value-type="float">
            <text:p>77</text:p>
          </table:table-cell>
          <table:table-cell office:value-type="float" office:value="-6.604" calcext:value-type="float">
            <text:p>-6.604</text:p>
          </table:table-cell>
          <table:table-cell office:value-type="float" office:value="60.145" calcext:value-type="float">
            <text:p>60.145</text:p>
          </table:table-cell>
          <table:table-cell office:value-type="float" office:value="24.668" calcext:value-type="float">
            <text:p>24.6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78" calcext:value-type="float">
            <text:p>78</text:p>
          </table:table-cell>
          <table:table-cell office:value-type="float" office:value="-9.119" calcext:value-type="float">
            <text:p>-9.119</text:p>
          </table:table-cell>
          <table:table-cell office:value-type="float" office:value="60.827" calcext:value-type="float">
            <text:p>60.827</text:p>
          </table:table-cell>
          <table:table-cell office:value-type="float" office:value="27.463" calcext:value-type="float">
            <text:p>27.46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79" calcext:value-type="float">
            <text:p>79</text:p>
          </table:table-cell>
          <table:table-cell office:value-type="float" office:value="-9.424" calcext:value-type="float">
            <text:p>-9.424</text:p>
          </table:table-cell>
          <table:table-cell office:value-type="float" office:value="57.258" calcext:value-type="float">
            <text:p>57.258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80" calcext:value-type="float">
            <text:p>80</text:p>
          </table:table-cell>
          <table:table-cell office:value-type="float" office:value="-7.531" calcext:value-type="float">
            <text:p>-7.531</text:p>
          </table:table-cell>
          <table:table-cell office:value-type="float" office:value="54.585" calcext:value-type="float">
            <text:p>54.585</text:p>
          </table:table-cell>
          <table:table-cell office:value-type="float" office:value="30.496" calcext:value-type="float">
            <text:p>30.49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81" calcext:value-type="float">
            <text:p>81</text:p>
          </table:table-cell>
          <table:table-cell office:value-type="float" office:value="-3.74" calcext:value-type="float">
            <text:p>-3.74</text:p>
          </table:table-cell>
          <table:table-cell office:value-type="float" office:value="54.731" calcext:value-type="float">
            <text:p>54.731</text:p>
          </table:table-cell>
          <table:table-cell office:value-type="float" office:value="30.663" calcext:value-type="float">
            <text:p>30.66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82" calcext:value-type="float">
            <text:p>82</text:p>
          </table:table-cell>
          <table:table-cell office:value-type="float" office:value="-0.8" calcext:value-type="float">
            <text:p>-0.8</text:p>
          </table:table-cell>
          <table:table-cell office:value-type="float" office:value="55.986" calcext:value-type="float">
            <text:p>55.986</text:p>
          </table:table-cell>
          <table:table-cell office:value-type="float" office:value="28.618" calcext:value-type="float">
            <text:p>28.6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83" calcext:value-type="float">
            <text:p>83</text:p>
          </table:table-cell>
          <table:table-cell office:value-type="float" office:value="1.914" calcext:value-type="float">
            <text:p>1.914</text:p>
          </table:table-cell>
          <table:table-cell office:value-type="float" office:value="53.945" calcext:value-type="float">
            <text:p>53.945</text:p>
          </table:table-cell>
          <table:table-cell office:value-type="float" office:value="26.877" calcext:value-type="float">
            <text:p>26.87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84" calcext:value-type="float">
            <text:p>84</text:p>
          </table:table-cell>
          <table:table-cell office:value-type="float" office:value="5.616" calcext:value-type="float">
            <text:p>5.616</text:p>
          </table:table-cell>
          <table:table-cell office:value-type="float" office:value="54.783" calcext:value-type="float">
            <text:p>54.783</text:p>
          </table:table-cell>
          <table:table-cell office:value-type="float" office:value="26.711" calcext:value-type="float">
            <text:p>26.7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85" calcext:value-type="float">
            <text:p>85</text:p>
          </table:table-cell>
          <table:table-cell office:value-type="float" office:value="5.335" calcext:value-type="float">
            <text:p>5.335</text:p>
          </table:table-cell>
          <table:table-cell office:value-type="float" office:value="55.168" calcext:value-type="float">
            <text:p>55.168</text:p>
          </table:table-cell>
          <table:table-cell office:value-type="float" office:value="22.905" calcext:value-type="float">
            <text:p>22.9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86" calcext:value-type="float">
            <text:p>86</text:p>
          </table:table-cell>
          <table:table-cell office:value-type="float" office:value="1.606" calcext:value-type="float">
            <text:p>1.606</text:p>
          </table:table-cell>
          <table:table-cell office:value-type="float" office:value="55.87" calcext:value-type="float">
            <text:p>55.87</text:p>
          </table:table-cell>
          <table:table-cell office:value-type="float" office:value="22.374" calcext:value-type="float">
            <text:p>22.3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87" calcext:value-type="float">
            <text:p>87</text:p>
          </table:table-cell>
          <table:table-cell office:value-type="float" office:value="1.953" calcext:value-type="float">
            <text:p>1.953</text:p>
          </table:table-cell>
          <table:table-cell office:value-type="float" office:value="56.363" calcext:value-type="float">
            <text:p>56.363</text:p>
          </table:table-cell>
          <table:table-cell office:value-type="float" office:value="18.593" calcext:value-type="float">
            <text:p>18.59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88" calcext:value-type="float">
            <text:p>88</text:p>
          </table:table-cell>
          <table:table-cell office:value-type="float" office:value="3.934" calcext:value-type="float">
            <text:p>3.934</text:p>
          </table:table-cell>
          <table:table-cell office:value-type="float" office:value="53.196" calcext:value-type="float">
            <text:p>53.196</text:p>
          </table:table-cell>
          <table:table-cell office:value-type="float" office:value="17.885" calcext:value-type="float">
            <text:p>17.88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89" calcext:value-type="float">
            <text:p>89</text:p>
          </table:table-cell>
          <table:table-cell office:value-type="float" office:value="2.63" calcext:value-type="float">
            <text:p>2.63</text:p>
          </table:table-cell>
          <table:table-cell office:value-type="float" office:value="50.65" calcext:value-type="float">
            <text:p>50.65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90" calcext:value-type="float">
            <text:p>90</text:p>
          </table:table-cell>
          <table:table-cell office:value-type="float" office:value="1.77" calcext:value-type="float">
            <text:p>1.77</text:p>
          </table:table-cell>
          <table:table-cell office:value-type="float" office:value="47.679" calcext:value-type="float">
            <text:p>47.679</text:p>
          </table:table-cell>
          <table:table-cell office:value-type="float" office:value="17.532" calcext:value-type="float">
            <text:p>17.53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91" calcext:value-type="float">
            <text:p>91</text:p>
          </table:table-cell>
          <table:table-cell office:value-type="float" office:value="1.968" calcext:value-type="float">
            <text:p>1.968</text:p>
          </table:table-cell>
          <table:table-cell office:value-type="float" office:value="44.076" calcext:value-type="float">
            <text:p>44.076</text:p>
          </table:table-cell>
          <table:table-cell office:value-type="float" office:value="16.383" calcext:value-type="float">
            <text:p>16.38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92" calcext:value-type="float">
            <text:p>92</text:p>
          </table:table-cell>
          <table:table-cell office:value-type="float" office:value="0.52" calcext:value-type="float">
            <text:p>0.52</text:p>
          </table:table-cell>
          <table:table-cell office:value-type="float" office:value="41.063" calcext:value-type="float">
            <text:p>41.063</text:p>
          </table:table-cell>
          <table:table-cell office:value-type="float" office:value="18.207" calcext:value-type="float">
            <text:p>18.20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93" calcext:value-type="float">
            <text:p>93</text:p>
          </table:table-cell>
          <table:table-cell office:value-type="float" office:value="2.773" calcext:value-type="float">
            <text:p>2.773</text:p>
          </table:table-cell>
          <table:table-cell office:value-type="float" office:value="37.989" calcext:value-type="float">
            <text:p>37.989</text:p>
          </table:table-cell>
          <table:table-cell office:value-type="float" office:value="17.678" calcext:value-type="float">
            <text:p>17.67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94" calcext:value-type="float">
            <text:p>94</text:p>
          </table:table-cell>
          <table:table-cell office:value-type="float" office:value="0.923" calcext:value-type="float">
            <text:p>0.923</text:p>
          </table:table-cell>
          <table:table-cell office:value-type="float" office:value="35.267" calcext:value-type="float">
            <text:p>35.267</text:p>
          </table:table-cell>
          <table:table-cell office:value-type="float" office:value="19.592" calcext:value-type="float">
            <text:p>19.5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95" calcext:value-type="float">
            <text:p>95</text:p>
          </table:table-cell>
          <table:table-cell office:value-type="float" office:value="3.246" calcext:value-type="float">
            <text:p>3.246</text:p>
          </table:table-cell>
          <table:table-cell office:value-type="float" office:value="32.479" calcext:value-type="float">
            <text:p>32.479</text:p>
          </table:table-cell>
          <table:table-cell office:value-type="float" office:value="20.712" calcext:value-type="float">
            <text:p>20.7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96" calcext:value-type="float">
            <text:p>96</text:p>
          </table:table-cell>
          <table:table-cell office:value-type="float" office:value="1.647" calcext:value-type="float">
            <text:p>1.647</text:p>
          </table:table-cell>
          <table:table-cell office:value-type="float" office:value="31.432" calcext:value-type="float">
            <text:p>31.432</text:p>
          </table:table-cell>
          <table:table-cell office:value-type="float" office:value="24.014" calcext:value-type="float">
            <text:p>24.01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97" calcext:value-type="float">
            <text:p>97</text:p>
          </table:table-cell>
          <table:table-cell office:value-type="float" office:value="-1.695" calcext:value-type="float">
            <text:p>-1.695</text:p>
          </table:table-cell>
          <table:table-cell office:value-type="float" office:value="29.687" calcext:value-type="float">
            <text:p>29.687</text:p>
          </table:table-cell>
          <table:table-cell office:value-type="float" office:value="24.559" calcext:value-type="float">
            <text:p>24.5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98" calcext:value-type="float">
            <text:p>98</text:p>
          </table:table-cell>
          <table:table-cell office:value-type="float" office:value="-4.494" calcext:value-type="float">
            <text:p>-4.494</text:p>
          </table:table-cell>
          <table:table-cell office:value-type="float" office:value="30.671" calcext:value-type="float">
            <text:p>30.671</text:p>
          </table:table-cell>
          <table:table-cell office:value-type="float" office:value="26.958" calcext:value-type="float">
            <text:p>26.95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99" calcext:value-type="float">
            <text:p>99</text:p>
          </table:table-cell>
          <table:table-cell office:value-type="float" office:value="-2.627" calcext:value-type="float">
            <text:p>-2.627</text:p>
          </table:table-cell>
          <table:table-cell office:value-type="float" office:value="28.898" calcext:value-type="float">
            <text:p>28.898</text:p>
          </table:table-cell>
          <table:table-cell office:value-type="float" office:value="29.757" calcext:value-type="float">
            <text:p>29.75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float" office:value="0.375" calcext:value-type="float">
            <text:p>0.375</text:p>
          </table:table-cell>
          <table:table-cell office:value-type="float" office:value="31.178" calcext:value-type="float">
            <text:p>31.178</text:p>
          </table:table-cell>
          <table:table-cell office:value-type="float" office:value="29.145" calcext:value-type="float">
            <text:p>29.14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01" calcext:value-type="float">
            <text:p>101</text:p>
          </table:table-cell>
          <table:table-cell office:value-type="float" office:value="2.574" calcext:value-type="float">
            <text:p>2.574</text:p>
          </table:table-cell>
          <table:table-cell office:value-type="float" office:value="28.298" calcext:value-type="float">
            <text:p>28.298</text:p>
          </table:table-cell>
          <table:table-cell office:value-type="float" office:value="27.938" calcext:value-type="float">
            <text:p>27.93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02" calcext:value-type="float">
            <text:p>102</text:p>
          </table:table-cell>
          <table:table-cell office:value-type="float" office:value="4.188" calcext:value-type="float">
            <text:p>4.188</text:p>
          </table:table-cell>
          <table:table-cell office:value-type="float" office:value="27.867" calcext:value-type="float">
            <text:p>27.867</text:p>
          </table:table-cell>
          <table:table-cell office:value-type="float" office:value="24.529" calcext:value-type="float">
            <text:p>24.52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03" calcext:value-type="float">
            <text:p>103</text:p>
          </table:table-cell>
          <table:table-cell office:value-type="float" office:value="6.611" calcext:value-type="float">
            <text:p>6.611</text:p>
          </table:table-cell>
          <table:table-cell office:value-type="float" office:value="25.595" calcext:value-type="float">
            <text:p>25.595</text:p>
          </table:table-cell>
          <table:table-cell office:value-type="float" office:value="22.672" calcext:value-type="float">
            <text:p>22.67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04" calcext:value-type="float">
            <text:p>104</text:p>
          </table:table-cell>
          <table:table-cell office:value-type="float" office:value="10.044" calcext:value-type="float">
            <text:p>10.044</text:p>
          </table:table-cell>
          <table:table-cell office:value-type="float" office:value="26.932" calcext:value-type="float">
            <text:p>26.932</text:p>
          </table:table-cell>
          <table:table-cell office:value-type="float" office:value="21.742" calcext:value-type="float">
            <text:p>21.74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05" calcext:value-type="float">
            <text:p>105</text:p>
          </table:table-cell>
          <table:table-cell office:value-type="float" office:value="9.298" calcext:value-type="float">
            <text:p>9.298</text:p>
          </table:table-cell>
          <table:table-cell office:value-type="float" office:value="26.278" calcext:value-type="float">
            <text:p>26.278</text:p>
          </table:table-cell>
          <table:table-cell office:value-type="float" office:value="18.078" calcext:value-type="float">
            <text:p>18.07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106" calcext:value-type="float">
            <text:p>106</text:p>
          </table:table-cell>
          <table:table-cell office:value-type="float" office:value="6.36" calcext:value-type="float">
            <text:p>6.36</text:p>
          </table:table-cell>
          <table:table-cell office:value-type="float" office:value="28.684" calcext:value-type="float">
            <text:p>28.684</text:p>
          </table:table-cell>
          <table:table-cell office:value-type="float" office:value="18.377" calcext:value-type="float">
            <text:p>18.37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07" calcext:value-type="float">
            <text:p>107</text:p>
          </table:table-cell>
          <table:table-cell office:value-type="float" office:value="8.463" calcext:value-type="float">
            <text:p>8.463</text:p>
          </table:table-cell>
          <table:table-cell office:value-type="float" office:value="31.37" calcext:value-type="float">
            <text:p>31.37</text:p>
          </table:table-cell>
          <table:table-cell office:value-type="float" office:value="20.002" calcext:value-type="float">
            <text:p>20.00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08" calcext:value-type="float">
            <text:p>108</text:p>
          </table:table-cell>
          <table:table-cell office:value-type="float" office:value="11.245" calcext:value-type="float">
            <text:p>11.245</text:p>
          </table:table-cell>
          <table:table-cell office:value-type="float" office:value="30.99" calcext:value-type="float">
            <text:p>30.99</text:p>
          </table:table-cell>
          <table:table-cell office:value-type="float" office:value="17.438" calcext:value-type="float">
            <text:p>17.43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09" calcext:value-type="float">
            <text:p>109</text:p>
          </table:table-cell>
          <table:table-cell office:value-type="float" office:value="8.74" calcext:value-type="float">
            <text:p>8.74</text:p>
          </table:table-cell>
          <table:table-cell office:value-type="float" office:value="31.076" calcext:value-type="float">
            <text:p>31.076</text:p>
          </table:table-cell>
          <table:table-cell office:value-type="float" office:value="14.567" calcext:value-type="float">
            <text:p>14.56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10" calcext:value-type="float">
            <text:p>110</text:p>
          </table:table-cell>
          <table:table-cell office:value-type="float" office:value="7.39" calcext:value-type="float">
            <text:p>7.39</text:p>
          </table:table-cell>
          <table:table-cell office:value-type="float" office:value="34.382" calcext:value-type="float">
            <text:p>34.382</text:p>
          </table:table-cell>
          <table:table-cell office:value-type="float" office:value="15.969" calcext:value-type="float">
            <text:p>15.96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11" calcext:value-type="float">
            <text:p>111</text:p>
          </table:table-cell>
          <table:table-cell office:value-type="float" office:value="10.918" calcext:value-type="float">
            <text:p>10.918</text:p>
          </table:table-cell>
          <table:table-cell office:value-type="float" office:value="35.891" calcext:value-type="float">
            <text:p>35.891</text:p>
          </table:table-cell>
          <table:table-cell office:value-type="float" office:value="16.102" calcext:value-type="float">
            <text:p>16.10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112" calcext:value-type="float">
            <text:p>112</text:p>
          </table:table-cell>
          <table:table-cell office:value-type="float" office:value="11.419" calcext:value-type="float">
            <text:p>11.419</text:p>
          </table:table-cell>
          <table:table-cell office:value-type="float" office:value="34.772" calcext:value-type="float">
            <text:p>34.772</text:p>
          </table:table-cell>
          <table:table-cell office:value-type="float" office:value="12.473" calcext:value-type="float">
            <text:p>12.47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113" calcext:value-type="float">
            <text:p>113</text:p>
          </table:table-cell>
          <table:table-cell office:value-type="float" office:value="8.076" calcext:value-type="float">
            <text:p>8.076</text:p>
          </table:table-cell>
          <table:table-cell office:value-type="float" office:value="36.375" calcext:value-type="float">
            <text:p>36.375</text:p>
          </table:table-cell>
          <table:table-cell office:value-type="float" office:value="11.665" calcext:value-type="float">
            <text:p>11.66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14" calcext:value-type="float">
            <text:p>114</text:p>
          </table:table-cell>
          <table:table-cell office:value-type="float" office:value="9.18" calcext:value-type="float">
            <text:p>9.18</text:p>
          </table:table-cell>
          <table:table-cell office:value-type="float" office:value="39.636" calcext:value-type="float">
            <text:p>39.636</text:p>
          </table:table-cell>
          <table:table-cell office:value-type="float" office:value="13.273" calcext:value-type="float">
            <text:p>13.27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float" office:value="12.405" calcext:value-type="float">
            <text:p>12.405</text:p>
          </table:table-cell>
          <table:table-cell office:value-type="float" office:value="39.788" calcext:value-type="float">
            <text:p>39.788</text:p>
          </table:table-cell>
          <table:table-cell office:value-type="float" office:value="11.223" calcext:value-type="float">
            <text:p>11.2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16" calcext:value-type="float">
            <text:p>116</text:p>
          </table:table-cell>
          <table:table-cell office:value-type="float" office:value="10.59" calcext:value-type="float">
            <text:p>10.59</text:p>
          </table:table-cell>
          <table:table-cell office:value-type="float" office:value="39.003" calcext:value-type="float">
            <text:p>39.003</text:p>
          </table:table-cell>
          <table:table-cell office:value-type="float" office:value="7.959" calcext:value-type="float">
            <text:p>7.9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17" calcext:value-type="float">
            <text:p>117</text:p>
          </table:table-cell>
          <table:table-cell office:value-type="float" office:value="7.994" calcext:value-type="float">
            <text:p>7.994</text:p>
          </table:table-cell>
          <table:table-cell office:value-type="float" office:value="41.727" calcext:value-type="float">
            <text:p>41.727</text:p>
          </table:table-cell>
          <table:table-cell office:value-type="float" office:value="8.684" calcext:value-type="float">
            <text:p>8.68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18" calcext:value-type="float">
            <text:p>118</text:p>
          </table:table-cell>
          <table:table-cell office:value-type="float" office:value="10.571" calcext:value-type="float">
            <text:p>10.571</text:p>
          </table:table-cell>
          <table:table-cell office:value-type="float" office:value="44.422" calcext:value-type="float">
            <text:p>44.4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19" calcext:value-type="float">
            <text:p>119</text:p>
          </table:table-cell>
          <table:table-cell office:value-type="float" office:value="9.753" calcext:value-type="float">
            <text:p>9.753</text:p>
          </table:table-cell>
          <table:table-cell office:value-type="float" office:value="45.025" calcext:value-type="float">
            <text:p>45.025</text:p>
          </table:table-cell>
          <table:table-cell office:value-type="float" office:value="13.117" calcext:value-type="float">
            <text:p>13.11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20" calcext:value-type="float">
            <text:p>120</text:p>
          </table:table-cell>
          <table:table-cell office:value-type="float" office:value="12.01" calcext:value-type="float">
            <text:p>12.01</text:p>
          </table:table-cell>
          <table:table-cell office:value-type="float" office:value="47.762" calcext:value-type="float">
            <text:p>47.762</text:p>
          </table:table-cell>
          <table:table-cell office:value-type="float" office:value="14.537" calcext:value-type="float">
            <text:p>14.53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21" calcext:value-type="float">
            <text:p>121</text:p>
          </table:table-cell>
          <table:table-cell office:value-type="float" office:value="11.707" calcext:value-type="float">
            <text:p>11.707</text:p>
          </table:table-cell>
          <table:table-cell office:value-type="float" office:value="46.567" calcext:value-type="float">
            <text:p>46.567</text:p>
          </table:table-cell>
          <table:table-cell office:value-type="float" office:value="18.127" calcext:value-type="float">
            <text:p>18.12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22" calcext:value-type="float">
            <text:p>122</text:p>
          </table:table-cell>
          <table:table-cell office:value-type="float" office:value="10.882" calcext:value-type="float">
            <text:p>10.882</text:p>
          </table:table-cell>
          <table:table-cell office:value-type="float" office:value="43.137" calcext:value-type="float">
            <text:p>43.137</text:p>
          </table:table-cell>
          <table:table-cell office:value-type="float" office:value="19.596" calcext:value-type="float">
            <text:p>19.59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23" calcext:value-type="float">
            <text:p>123</text:p>
          </table:table-cell>
          <table:table-cell office:value-type="float" office:value="9.55" calcext:value-type="float">
            <text:p>9.55</text:p>
          </table:table-cell>
          <table:table-cell office:value-type="float" office:value="42.72" calcext:value-type="float">
            <text:p>42.72</text:p>
          </table:table-cell>
          <table:table-cell office:value-type="float" office:value="23.165" calcext:value-type="float">
            <text:p>23.1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24" calcext:value-type="float">
            <text:p>124</text:p>
          </table:table-cell>
          <table:table-cell office:value-type="float" office:value="9.824" calcext:value-type="float">
            <text:p>9.824</text:p>
          </table:table-cell>
          <table:table-cell office:value-type="float" office:value="39.24" calcext:value-type="float">
            <text:p>39.24</text:p>
          </table:table-cell>
          <table:table-cell office:value-type="float" office:value="24.698" calcext:value-type="float">
            <text:p>24.69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25" calcext:value-type="float">
            <text:p>125</text:p>
          </table:table-cell>
          <table:table-cell office:value-type="float" office:value="8.262" calcext:value-type="float">
            <text:p>8.262</text:p>
          </table:table-cell>
          <table:table-cell office:value-type="float" office:value="39.207" calcext:value-type="float">
            <text:p>39.207</text:p>
          </table:table-cell>
          <table:table-cell office:value-type="float" office:value="28.197" calcext:value-type="float">
            <text:p>28.19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26" calcext:value-type="float">
            <text:p>126</text:p>
          </table:table-cell>
          <table:table-cell office:value-type="float" office:value="8.975" calcext:value-type="float">
            <text:p>8.975</text:p>
          </table:table-cell>
          <table:table-cell office:value-type="float" office:value="35.49" calcext:value-type="float">
            <text:p>35.49</text:p>
          </table:table-cell>
          <table:table-cell office:value-type="float" office:value="28.363" calcext:value-type="float">
            <text:p>28.36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27" calcext:value-type="float">
            <text:p>127</text:p>
          </table:table-cell>
          <table:table-cell office:value-type="float" office:value="11.784" calcext:value-type="float">
            <text:p>11.784</text:p>
          </table:table-cell>
          <table:table-cell office:value-type="float" office:value="33.327" calcext:value-type="float">
            <text:p>33.327</text:p>
          </table:table-cell>
          <table:table-cell office:value-type="float" office:value="29.686" calcext:value-type="float">
            <text:p>29.6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28" calcext:value-type="float">
            <text:p>128</text:p>
          </table:table-cell>
          <table:table-cell office:value-type="float" office:value="12.91" calcext:value-type="float">
            <text:p>12.91</text:p>
          </table:table-cell>
          <table:table-cell office:value-type="float" office:value="29.757" calcext:value-type="float">
            <text:p>29.757</text:p>
          </table:table-cell>
          <table:table-cell office:value-type="float" office:value="30.176" calcext:value-type="float">
            <text:p>30.17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29" calcext:value-type="float">
            <text:p>129</text:p>
          </table:table-cell>
          <table:table-cell office:value-type="float" office:value="15.74" calcext:value-type="float">
            <text:p>15.74</text:p>
          </table:table-cell>
          <table:table-cell office:value-type="float" office:value="28.205" calcext:value-type="float">
            <text:p>28.205</text:p>
          </table:table-cell>
          <table:table-cell office:value-type="float" office:value="32.171" calcext:value-type="float">
            <text:p>32.17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30" calcext:value-type="float">
            <text:p>130</text:p>
          </table:table-cell>
          <table:table-cell office:value-type="float" office:value="17.315" calcext:value-type="float">
            <text:p>17.315</text:p>
          </table:table-cell>
          <table:table-cell office:value-type="float" office:value="26.678" calcext:value-type="float">
            <text:p>26.678</text:p>
          </table:table-cell>
          <table:table-cell office:value-type="float" office:value="29.047" calcext:value-type="float">
            <text:p>29.04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31" calcext:value-type="float">
            <text:p>131</text:p>
          </table:table-cell>
          <table:table-cell office:value-type="float" office:value="18.18" calcext:value-type="float">
            <text:p>18.18</text:p>
          </table:table-cell>
          <table:table-cell office:value-type="float" office:value="27.933" calcext:value-type="float">
            <text:p>27.933</text:p>
          </table:table-cell>
          <table:table-cell office:value-type="float" office:value="25.565" calcext:value-type="float">
            <text:p>25.56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32" calcext:value-type="float">
            <text:p>132</text:p>
          </table:table-cell>
          <table:table-cell office:value-type="float" office:value="18.847" calcext:value-type="float">
            <text:p>18.847</text:p>
          </table:table-cell>
          <table:table-cell office:value-type="float" office:value="26.25" calcext:value-type="float">
            <text:p>26.25</text:p>
          </table:table-cell>
          <table:table-cell office:value-type="float" office:value="22.225" calcext:value-type="float">
            <text:p>22.2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3" calcext:value-type="float">
            <text:p>133</text:p>
          </table:table-cell>
          <table:table-cell office:value-type="float" office:value="21.032" calcext:value-type="float">
            <text:p>21.032</text:p>
          </table:table-cell>
          <table:table-cell office:value-type="float" office:value="26.862" calcext:value-type="float">
            <text:p>26.862</text:p>
          </table:table-cell>
          <table:table-cell office:value-type="float" office:value="19.192" calcext:value-type="float">
            <text:p>19.19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4" calcext:value-type="float">
            <text:p>134</text:p>
          </table:table-cell>
          <table:table-cell office:value-type="float" office:value="17.869" calcext:value-type="float">
            <text:p>17.869</text:p>
          </table:table-cell>
          <table:table-cell office:value-type="float" office:value="27.797" calcext:value-type="float">
            <text:p>27.797</text:p>
          </table:table-cell>
          <table:table-cell office:value-type="float" office:value="17.283" calcext:value-type="float">
            <text:p>17.28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35" calcext:value-type="float">
            <text:p>135</text:p>
          </table:table-cell>
          <table:table-cell office:value-type="float" office:value="16.754" calcext:value-type="float">
            <text:p>16.754</text:p>
          </table:table-cell>
          <table:table-cell office:value-type="float" office:value="30.334" calcext:value-type="float">
            <text:p>30.334</text:p>
          </table:table-cell>
          <table:table-cell office:value-type="float" office:value="19.899" calcext:value-type="float">
            <text:p>19.89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36" calcext:value-type="float">
            <text:p>136</text:p>
          </table:table-cell>
          <table:table-cell office:value-type="float" office:value="20.203" calcext:value-type="float">
            <text:p>20.203</text:p>
          </table:table-cell>
          <table:table-cell office:value-type="float" office:value="31.951" calcext:value-type="float">
            <text:p>31.951</text:p>
          </table:table-cell>
          <table:table-cell office:value-type="float" office:value="19.888" calcext:value-type="float">
            <text:p>19.88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7" calcext:value-type="float">
            <text:p>137</text:p>
          </table:table-cell>
          <table:table-cell office:value-type="float" office:value="20.336" calcext:value-type="float">
            <text:p>20.336</text:p>
          </table:table-cell>
          <table:table-cell office:value-type="float" office:value="31.915" calcext:value-type="float">
            <text:p>31.915</text:p>
          </table:table-cell>
          <table:table-cell office:value-type="float" office:value="16.074" calcext:value-type="float">
            <text:p>16.07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8" calcext:value-type="float">
            <text:p>138</text:p>
          </table:table-cell>
          <table:table-cell office:value-type="float" office:value="16.98" calcext:value-type="float">
            <text:p>16.98</text:p>
          </table:table-cell>
          <table:table-cell office:value-type="float" office:value="33.727" calcext:value-type="float">
            <text:p>33.727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39" calcext:value-type="float">
            <text:p>139</text:p>
          </table:table-cell>
          <table:table-cell office:value-type="float" office:value="17.81" calcext:value-type="float">
            <text:p>17.81</text:p>
          </table:table-cell>
          <table:table-cell office:value-type="float" office:value="36.514" calcext:value-type="float">
            <text:p>36.514</text:p>
          </table:table-cell>
          <table:table-cell office:value-type="float" office:value="18.274" calcext:value-type="float">
            <text:p>18.2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40" calcext:value-type="float">
            <text:p>140</text:p>
          </table:table-cell>
          <table:table-cell office:value-type="float" office:value="21.258" calcext:value-type="float">
            <text:p>21.258</text:p>
          </table:table-cell>
          <table:table-cell office:value-type="float" office:value="36.899" calcext:value-type="float">
            <text:p>36.899</text:p>
          </table:table-cell>
          <table:table-cell office:value-type="float" office:value="16.718" calcext:value-type="float">
            <text:p>16.7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41" calcext:value-type="float">
            <text:p>141</text:p>
          </table:table-cell>
          <table:table-cell office:value-type="float" office:value="19.775" calcext:value-type="float">
            <text:p>19.775</text:p>
          </table:table-cell>
          <table:table-cell office:value-type="float" office:value="37.184" calcext:value-type="float">
            <text:p>37.184</text:p>
          </table:table-cell>
          <table:table-cell office:value-type="float" office:value="13.218" calcext:value-type="float">
            <text:p>13.2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42" calcext:value-type="float">
            <text:p>142</text:p>
          </table:table-cell>
          <table:table-cell office:value-type="float" office:value="17.24" calcext:value-type="float">
            <text:p>17.24</text:p>
          </table:table-cell>
          <table:table-cell office:value-type="float" office:value="39.776" calcext:value-type="float">
            <text:p>39.776</text:p>
          </table:table-cell>
          <table:table-cell office:value-type="float" office:value="14.418" calcext:value-type="float">
            <text:p>14.4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43" calcext:value-type="float">
            <text:p>143</text:p>
          </table:table-cell>
          <table:table-cell office:value-type="float" office:value="20.048" calcext:value-type="float">
            <text:p>20.048</text:p>
          </table:table-cell>
          <table:table-cell office:value-type="float" office:value="41.902" calcext:value-type="float">
            <text:p>41.902</text:p>
          </table:table-cell>
          <table:table-cell office:value-type="float" office:value="15.885" calcext:value-type="float">
            <text:p>15.88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44" calcext:value-type="float">
            <text:p>144</text:p>
          </table:table-cell>
          <table:table-cell office:value-type="float" office:value="22.174" calcext:value-type="float">
            <text:p>22.174</text:p>
          </table:table-cell>
          <table:table-cell office:value-type="float" office:value="41.439" calcext:value-type="float">
            <text:p>41.439</text:p>
          </table:table-cell>
          <table:table-cell office:value-type="float" office:value="12.721" calcext:value-type="float">
            <text:p>12.72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45" calcext:value-type="float">
            <text:p>145</text:p>
          </table:table-cell>
          <table:table-cell office:value-type="float" office:value="19.13" calcext:value-type="float">
            <text:p>19.13</text:p>
          </table:table-cell>
          <table:table-cell office:value-type="float" office:value="42.607" calcext:value-type="float">
            <text:p>42.607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46" calcext:value-type="float">
            <text:p>146</text:p>
          </table:table-cell>
          <table:table-cell office:value-type="float" office:value="18.984" calcext:value-type="float">
            <text:p>18.984</text:p>
          </table:table-cell>
          <table:table-cell office:value-type="float" office:value="45.79" calcext:value-type="float">
            <text:p>45.79</text:p>
          </table:table-cell>
          <table:table-cell office:value-type="float" office:value="12.809" calcext:value-type="float">
            <text:p>12.80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47" calcext:value-type="float">
            <text:p>147</text:p>
          </table:table-cell>
          <table:table-cell office:value-type="float" office:value="16.182" calcext:value-type="float">
            <text:p>16.182</text:p>
          </table:table-cell>
          <table:table-cell office:value-type="float" office:value="44.884" calcext:value-type="float">
            <text:p>44.884</text:p>
          </table:table-cell>
          <table:table-cell office:value-type="float" office:value="15.232" calcext:value-type="float">
            <text:p>15.23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48" calcext:value-type="float">
            <text:p>148</text:p>
          </table:table-cell>
          <table:table-cell office:value-type="float" office:value="16.316" calcext:value-type="float">
            <text:p>16.316</text:p>
          </table:table-cell>
          <table:table-cell office:value-type="float" office:value="46.07" calcext:value-type="float">
            <text:p>46.07</text:p>
          </table:table-cell>
          <table:table-cell office:value-type="float" office:value="18.886" calcext:value-type="float">
            <text:p>18.88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49" calcext:value-type="float">
            <text:p>149</text:p>
          </table:table-cell>
          <table:table-cell office:value-type="float" office:value="15.555" calcext:value-type="float">
            <text:p>15.555</text:p>
          </table:table-cell>
          <table:table-cell office:value-type="float" office:value="42.927" calcext:value-type="float">
            <text:p>42.927</text:p>
          </table:table-cell>
          <table:table-cell office:value-type="float" office:value="20.898" calcext:value-type="float">
            <text:p>20.89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50" calcext:value-type="float">
            <text:p>150</text:p>
          </table:table-cell>
          <table:table-cell office:value-type="float" office:value="14.337" calcext:value-type="float">
            <text:p>14.337</text:p>
          </table:table-cell>
          <table:table-cell office:value-type="float" office:value="43.389" calcext:value-type="float">
            <text:p>43.389</text:p>
          </table:table-cell>
          <table:table-cell office:value-type="float" office:value="24.496" calcext:value-type="float">
            <text:p>24.49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51" calcext:value-type="float">
            <text:p>151</text:p>
          </table:table-cell>
          <table:table-cell office:value-type="float" office:value="13.585" calcext:value-type="float">
            <text:p>13.585</text:p>
          </table:table-cell>
          <table:table-cell office:value-type="float" office:value="40.639" calcext:value-type="float">
            <text:p>40.639</text:p>
          </table:table-cell>
          <table:table-cell office:value-type="float" office:value="27.034" calcext:value-type="float">
            <text:p>27.03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52" calcext:value-type="float">
            <text:p>152</text:p>
          </table:table-cell>
          <table:table-cell office:value-type="float" office:value="12.447" calcext:value-type="float">
            <text:p>12.447</text:p>
          </table:table-cell>
          <table:table-cell office:value-type="float" office:value="40.217" calcext:value-type="float">
            <text:p>40.217</text:p>
          </table:table-cell>
          <table:table-cell office:value-type="float" office:value="30.667" calcext:value-type="float">
            <text:p>30.66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53" calcext:value-type="float">
            <text:p>153</text:p>
          </table:table-cell>
          <table:table-cell office:value-type="float" office:value="15.382" calcext:value-type="float">
            <text:p>15.382</text:p>
          </table:table-cell>
          <table:table-cell office:value-type="float" office:value="38.975" calcext:value-type="float">
            <text:p>38.975</text:p>
          </table:table-cell>
          <table:table-cell office:value-type="float" office:value="32.765" calcext:value-type="float">
            <text:p>32.76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54" calcext:value-type="float">
            <text:p>154</text:p>
          </table:table-cell>
          <table:table-cell office:value-type="float" office:value="13.195" calcext:value-type="float">
            <text:p>13.195</text:p>
          </table:table-cell>
          <table:table-cell office:value-type="float" office:value="36.506" calcext:value-type="float">
            <text:p>36.506</text:p>
          </table:table-cell>
          <table:table-cell office:value-type="float" office:value="34.639" calcext:value-type="float">
            <text:p>34.63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55" calcext:value-type="float">
            <text:p>155</text:p>
          </table:table-cell>
          <table:table-cell office:value-type="float" office:value="11.506" calcext:value-type="float">
            <text:p>11.506</text:p>
          </table:table-cell>
          <table:table-cell office:value-type="float" office:value="36.269" calcext:value-type="float">
            <text:p>36.269</text:p>
          </table:table-cell>
          <table:table-cell office:value-type="float" office:value="38.048" calcext:value-type="float">
            <text:p>38.04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156" calcext:value-type="float">
            <text:p>156</text:p>
          </table:table-cell>
          <table:table-cell office:value-type="float" office:value="13.938" calcext:value-type="float">
            <text:p>13.938</text:p>
          </table:table-cell>
          <table:table-cell office:value-type="float" office:value="33.903" calcext:value-type="float">
            <text:p>33.903</text:p>
          </table:table-cell>
          <table:table-cell office:value-type="float" office:value="39.766" calcext:value-type="float">
            <text:p>39.76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57" calcext:value-type="float">
            <text:p>157</text:p>
          </table:table-cell>
          <table:table-cell office:value-type="float" office:value="15.371" calcext:value-type="float">
            <text:p>15.371</text:p>
          </table:table-cell>
          <table:table-cell office:value-type="float" office:value="36.17" calcext:value-type="float">
            <text:p>36.17</text:p>
          </table:table-cell>
          <table:table-cell office:value-type="float" office:value="42.487" calcext:value-type="float">
            <text:p>42.48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58" calcext:value-type="float">
            <text:p>158</text:p>
          </table:table-cell>
          <table:table-cell office:value-type="float" office:value="18.744" calcext:value-type="float">
            <text:p>18.744</text:p>
          </table:table-cell>
          <table:table-cell office:value-type="float" office:value="35.201" calcext:value-type="float">
            <text:p>35.201</text:p>
          </table:table-cell>
          <table:table-cell office:value-type="float" office:value="43.993" calcext:value-type="float">
            <text:p>43.99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59" calcext:value-type="float">
            <text:p>159</text:p>
          </table:table-cell>
          <table:table-cell office:value-type="float" office:value="20.486" calcext:value-type="float">
            <text:p>20.486</text:p>
          </table:table-cell>
          <table:table-cell office:value-type="float" office:value="31.84" calcext:value-type="float">
            <text:p>31.84</text:p>
          </table:table-cell>
          <table:table-cell office:value-type="float" office:value="43.998" calcext:value-type="float">
            <text:p>43.99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60" calcext:value-type="float">
            <text:p>160</text:p>
          </table:table-cell>
          <table:table-cell office:value-type="float" office:value="23.737" calcext:value-type="float">
            <text:p>23.737</text:p>
          </table:table-cell>
          <table:table-cell office:value-type="float" office:value="31.965" calcext:value-type="float">
            <text:p>31.965</text:p>
          </table:table-cell>
          <table:table-cell office:value-type="float" office:value="46.024" calcext:value-type="float">
            <text:p>46.02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61" calcext:value-type="float">
            <text:p>161</text:p>
          </table:table-cell>
          <table:table-cell office:value-type="float" office:value="26.249" calcext:value-type="float">
            <text:p>26.249</text:p>
          </table:table-cell>
          <table:table-cell office:value-type="float" office:value="33.529" calcext:value-type="float">
            <text:p>33.529</text:p>
          </table:table-cell>
          <table:table-cell office:value-type="float" office:value="43.615" calcext:value-type="float">
            <text:p>43.61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62" calcext:value-type="float">
            <text:p>162</text:p>
          </table:table-cell>
          <table:table-cell office:value-type="float" office:value="24.751" calcext:value-type="float">
            <text:p>24.751</text:p>
          </table:table-cell>
          <table:table-cell office:value-type="float" office:value="32.217" calcext:value-type="float">
            <text:p>32.217</text:p>
          </table:table-cell>
          <table:table-cell office:value-type="float" office:value="40.351" calcext:value-type="float">
            <text:p>40.35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63" calcext:value-type="float">
            <text:p>163</text:p>
          </table:table-cell>
          <table:table-cell office:value-type="float" office:value="23.081" calcext:value-type="float">
            <text:p>23.081</text:p>
          </table:table-cell>
          <table:table-cell office:value-type="float" office:value="34.073" calcext:value-type="float">
            <text:p>34.073</text:p>
          </table:table-cell>
          <table:table-cell office:value-type="float" office:value="37.453" calcext:value-type="float">
            <text:p>37.45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64" calcext:value-type="float">
            <text:p>164</text:p>
          </table:table-cell>
          <table:table-cell office:value-type="float" office:value="19.301" calcext:value-type="float">
            <text:p>19.301</text:p>
          </table:table-cell>
          <table:table-cell office:value-type="float" office:value="33.542" calcext:value-type="float">
            <text:p>33.542</text:p>
          </table:table-cell>
          <table:table-cell office:value-type="float" office:value="37.491" calcext:value-type="float">
            <text:p>37.49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65" calcext:value-type="float">
            <text:p>165</text:p>
          </table:table-cell>
          <table:table-cell office:value-type="float" office:value="18.733" calcext:value-type="float">
            <text:p>18.733</text:p>
          </table:table-cell>
          <table:table-cell office:value-type="float" office:value="35.385" calcext:value-type="float">
            <text:p>35.385</text:p>
          </table:table-cell>
          <table:table-cell office:value-type="float" office:value="34.179" calcext:value-type="float">
            <text:p>34.17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66" calcext:value-type="float">
            <text:p>166</text:p>
          </table:table-cell>
          <table:table-cell office:value-type="float" office:value="16.6" calcext:value-type="float">
            <text:p>16.6</text:p>
          </table:table-cell>
          <table:table-cell office:value-type="float" office:value="33.225" calcext:value-type="float">
            <text:p>33.225</text:p>
          </table:table-cell>
          <table:table-cell office:value-type="float" office:value="31.845" calcext:value-type="float">
            <text:p>31.84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67" calcext:value-type="float">
            <text:p>167</text:p>
          </table:table-cell>
          <table:table-cell office:value-type="float" office:value="16.712" calcext:value-type="float">
            <text:p>16.712</text:p>
          </table:table-cell>
          <table:table-cell office:value-type="float" office:value="32.839" calcext:value-type="float">
            <text:p>32.839</text:p>
          </table:table-cell>
          <table:table-cell office:value-type="float" office:value="28.084" calcext:value-type="float">
            <text:p>28.08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16.58" calcext:value-type="float">
            <text:p>16.58</text:p>
          </table:table-cell>
          <table:table-cell office:value-type="float" office:value="34.568" calcext:value-type="float">
            <text:p>34.568</text:p>
          </table:table-cell>
          <table:table-cell office:value-type="float" office:value="25.739" calcext:value-type="float">
            <text:p>25.73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69" calcext:value-type="float">
            <text:p>169</text:p>
          </table:table-cell>
          <table:table-cell office:value-type="float" office:value="17.543" calcext:value-type="float">
            <text:p>17.543</text:p>
          </table:table-cell>
          <table:table-cell office:value-type="float" office:value="37.477" calcext:value-type="float">
            <text:p>37.477</text:p>
          </table:table-cell>
          <table:table-cell office:value-type="float" office:value="28.008" calcext:value-type="float">
            <text:p>28.00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70" calcext:value-type="float">
            <text:p>170</text:p>
          </table:table-cell>
          <table:table-cell office:value-type="float" office:value="20.8" calcext:value-type="float">
            <text:p>20.8</text:p>
          </table:table-cell>
          <table:table-cell office:value-type="float" office:value="35.635" calcext:value-type="float">
            <text:p>35.635</text:p>
          </table:table-cell>
          <table:table-cell office:value-type="float" office:value="28.839" calcext:value-type="float">
            <text:p>28.83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71" calcext:value-type="float">
            <text:p>171</text:p>
          </table:table-cell>
          <table:table-cell office:value-type="float" office:value="22.16" calcext:value-type="float">
            <text:p>22.16</text:p>
          </table:table-cell>
          <table:table-cell office:value-type="float" office:value="36.009" calcext:value-type="float">
            <text:p>36.009</text:p>
          </table:table-cell>
          <table:table-cell office:value-type="float" office:value="25.287" calcext:value-type="float">
            <text:p>25.28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72" calcext:value-type="float">
            <text:p>172</text:p>
          </table:table-cell>
          <table:table-cell office:value-type="float" office:value="24.501" calcext:value-type="float">
            <text:p>24.501</text:p>
          </table:table-cell>
          <table:table-cell office:value-type="float" office:value="38.926" calcext:value-type="float">
            <text:p>38.926</text:p>
          </table:table-cell>
          <table:table-cell office:value-type="float" office:value="24.731" calcext:value-type="float">
            <text:p>24.73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73" calcext:value-type="float">
            <text:p>173</text:p>
          </table:table-cell>
          <table:table-cell office:value-type="float" office:value="22.604" calcext:value-type="float">
            <text:p>22.604</text:p>
          </table:table-cell>
          <table:table-cell office:value-type="float" office:value="40.245" calcext:value-type="float">
            <text:p>40.245</text:p>
          </table:table-cell>
          <table:table-cell office:value-type="float" office:value="21.686" calcext:value-type="float">
            <text:p>21.6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74" calcext:value-type="float">
            <text:p>174</text:p>
          </table:table-cell>
          <table:table-cell office:value-type="float" office:value="19.442" calcext:value-type="float">
            <text:p>19.442</text:p>
          </table:table-cell>
          <table:table-cell office:value-type="float" office:value="40.691" calcext:value-type="float">
            <text:p>40.691</text:p>
          </table:table-cell>
          <table:table-cell office:value-type="float" office:value="23.786" calcext:value-type="float">
            <text:p>23.78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75" calcext:value-type="float">
            <text:p>175</text:p>
          </table:table-cell>
          <table:table-cell office:value-type="float" office:value="18.795" calcext:value-type="float">
            <text:p>18.795</text:p>
          </table:table-cell>
          <table:table-cell office:value-type="float" office:value="43.519" calcext:value-type="float">
            <text:p>43.519</text:p>
          </table:table-cell>
          <table:table-cell office:value-type="float" office:value="26.256" calcext:value-type="float">
            <text:p>26.25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76" calcext:value-type="float">
            <text:p>176</text:p>
          </table:table-cell>
          <table:table-cell office:value-type="float" office:value="17.888" calcext:value-type="float">
            <text:p>17.888</text:p>
          </table:table-cell>
          <table:table-cell office:value-type="float" office:value="41.937" calcext:value-type="float">
            <text:p>41.937</text:p>
          </table:table-cell>
          <table:table-cell office:value-type="float" office:value="29.612" calcext:value-type="float">
            <text:p>29.61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77" calcext:value-type="float">
            <text:p>177</text:p>
          </table:table-cell>
          <table:table-cell office:value-type="float" office:value="15.53" calcext:value-type="float">
            <text:p>15.53</text:p>
          </table:table-cell>
          <table:table-cell office:value-type="float" office:value="43.884" calcext:value-type="float">
            <text:p>43.884</text:p>
          </table:table-cell>
          <table:table-cell office:value-type="float" office:value="31.842" calcext:value-type="float">
            <text:p>31.84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78" calcext:value-type="float">
            <text:p>178</text:p>
          </table:table-cell>
          <table:table-cell office:value-type="float" office:value="15.139" calcext:value-type="float">
            <text:p>15.139</text:p>
          </table:table-cell>
          <table:table-cell office:value-type="float" office:value="43.584" calcext:value-type="float">
            <text:p>43.584</text:p>
          </table:table-cell>
          <table:table-cell office:value-type="float" office:value="35.625" calcext:value-type="float">
            <text:p>35.62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79" calcext:value-type="float">
            <text:p>179</text:p>
          </table:table-cell>
          <table:table-cell office:value-type="float" office:value="12.467" calcext:value-type="float">
            <text:p>12.467</text:p>
          </table:table-cell>
          <table:table-cell office:value-type="float" office:value="45.192" calcext:value-type="float">
            <text:p>45.192</text:p>
          </table:table-cell>
          <table:table-cell office:value-type="float" office:value="37.798" calcext:value-type="float">
            <text:p>37.79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80" calcext:value-type="float">
            <text:p>180</text:p>
          </table:table-cell>
          <table:table-cell office:value-type="float" office:value="12.46" calcext:value-type="float">
            <text:p>12.46</text:p>
          </table:table-cell>
          <table:table-cell office:value-type="float" office:value="48.029" calcext:value-type="float">
            <text:p>48.029</text:p>
          </table:table-cell>
          <table:table-cell office:value-type="float" office:value="40.304" calcext:value-type="float">
            <text:p>40.30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81" calcext:value-type="float">
            <text:p>181</text:p>
          </table:table-cell>
          <table:table-cell office:value-type="float" office:value="9.572" calcext:value-type="float">
            <text:p>9.572</text:p>
          </table:table-cell>
          <table:table-cell office:value-type="float" office:value="49.517" calcext:value-type="float">
            <text:p>49.517</text:p>
          </table:table-cell>
          <table:table-cell office:value-type="float" office:value="42.332" calcext:value-type="float">
            <text:p>42.33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82" calcext:value-type="float">
            <text:p>182</text:p>
          </table:table-cell>
          <table:table-cell office:value-type="float" office:value="8.62" calcext:value-type="float">
            <text:p>8.62</text:p>
          </table:table-cell>
          <table:table-cell office:value-type="float" office:value="53.201" calcext:value-type="float">
            <text:p>53.201</text:p>
          </table:table-cell>
          <table:table-cell office:value-type="float" office:value="42.501" calcext:value-type="float">
            <text:p>42.50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83" calcext:value-type="float">
            <text:p>183</text:p>
          </table:table-cell>
          <table:table-cell office:value-type="float" office:value="11.399" calcext:value-type="float">
            <text:p>11.399</text:p>
          </table:table-cell>
          <table:table-cell office:value-type="float" office:value="53.829" calcext:value-type="float">
            <text:p>53.829</text:p>
          </table:table-cell>
          <table:table-cell office:value-type="float" office:value="45.059" calcext:value-type="float">
            <text:p>45.05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84" calcext:value-type="float">
            <text:p>184</text:p>
          </table:table-cell>
          <table:table-cell office:value-type="float" office:value="14.083" calcext:value-type="float">
            <text:p>14.083</text:p>
          </table:table-cell>
          <table:table-cell office:value-type="float" office:value="52.44" calcext:value-type="float">
            <text:p>52.44</text:p>
          </table:table-cell>
          <table:table-cell office:value-type="float" office:value="42.677" calcext:value-type="float">
            <text:p>42.67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85" calcext:value-type="float">
            <text:p>185</text:p>
          </table:table-cell>
          <table:table-cell office:value-type="float" office:value="14.568" calcext:value-type="float">
            <text:p>14.568</text:p>
          </table:table-cell>
          <table:table-cell office:value-type="float" office:value="49.353" calcext:value-type="float">
            <text:p>49.353</text:p>
          </table:table-cell>
          <table:table-cell office:value-type="float" office:value="44.842" calcext:value-type="float">
            <text:p>44.84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186" calcext:value-type="float">
            <text:p>186</text:p>
          </table:table-cell>
          <table:table-cell office:value-type="float" office:value="15.081" calcext:value-type="float">
            <text:p>15.081</text:p>
          </table:table-cell>
          <table:table-cell office:value-type="float" office:value="46.042" calcext:value-type="float">
            <text:p>46.042</text:p>
          </table:table-cell>
          <table:table-cell office:value-type="float" office:value="43.065" calcext:value-type="float">
            <text:p>43.06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87" calcext:value-type="float">
            <text:p>187</text:p>
          </table:table-cell>
          <table:table-cell office:value-type="float" office:value="11.974" calcext:value-type="float">
            <text:p>11.974</text:p>
          </table:table-cell>
          <table:table-cell office:value-type="float" office:value="43.826" calcext:value-type="float">
            <text:p>43.826</text:p>
          </table:table-cell>
          <table:table-cell office:value-type="float" office:value="43.332" calcext:value-type="float">
            <text:p>43.33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88" calcext:value-type="float">
            <text:p>188</text:p>
          </table:table-cell>
          <table:table-cell office:value-type="float" office:value="12.846" calcext:value-type="float">
            <text:p>12.846</text:p>
          </table:table-cell>
          <table:table-cell office:value-type="float" office:value="40.692" calcext:value-type="float">
            <text:p>40.692</text:p>
          </table:table-cell>
          <table:table-cell office:value-type="float" office:value="45.344" calcext:value-type="float">
            <text:p>45.34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89" calcext:value-type="float">
            <text:p>189</text:p>
          </table:table-cell>
          <table:table-cell office:value-type="float" office:value="11.716" calcext:value-type="float">
            <text:p>11.716</text:p>
          </table:table-cell>
          <table:table-cell office:value-type="float" office:value="38.438" calcext:value-type="float">
            <text:p>38.438</text:p>
          </table:table-cell>
          <table:table-cell office:value-type="float" office:value="42.477" calcext:value-type="float">
            <text:p>42.47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90" calcext:value-type="float">
            <text:p>190</text:p>
          </table:table-cell>
          <table:table-cell office:value-type="float" office:value="13.921" calcext:value-type="float">
            <text:p>13.921</text:p>
          </table:table-cell>
          <table:table-cell office:value-type="float" office:value="40.148" calcext:value-type="float">
            <text:p>40.148</text:p>
          </table:table-cell>
          <table:table-cell office:value-type="float" office:value="39.847" calcext:value-type="float">
            <text:p>39.84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91" calcext:value-type="float">
            <text:p>191</text:p>
          </table:table-cell>
          <table:table-cell office:value-type="float" office:value="16.49" calcext:value-type="float">
            <text:p>16.49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328" calcext:value-type="float">
            <text:p>38.32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92" calcext:value-type="float">
            <text:p>192</text:p>
          </table:table-cell>
          <table:table-cell office:value-type="float" office:value="20.203" calcext:value-type="float">
            <text:p>20.203</text:p>
          </table:table-cell>
          <table:table-cell office:value-type="float" office:value="38.669" calcext:value-type="float">
            <text:p>38.669</text:p>
          </table:table-cell>
          <table:table-cell office:value-type="float" office:value="38.793" calcext:value-type="float">
            <text:p>38.79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93" calcext:value-type="float">
            <text:p>193</text:p>
          </table:table-cell>
          <table:table-cell office:value-type="float" office:value="23.499" calcext:value-type="float">
            <text:p>23.499</text:p>
          </table:table-cell>
          <table:table-cell office:value-type="float" office:value="38.005" calcext:value-type="float">
            <text:p>38.005</text:p>
          </table:table-cell>
          <table:table-cell office:value-type="float" office:value="37.033" calcext:value-type="float">
            <text:p>37.03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94" calcext:value-type="float">
            <text:p>194</text:p>
          </table:table-cell>
          <table:table-cell office:value-type="float" office:value="26.201" calcext:value-type="float">
            <text:p>26.201</text:p>
          </table:table-cell>
          <table:table-cell office:value-type="float" office:value="39.582" calcext:value-type="float">
            <text:p>39.582</text:p>
          </table:table-cell>
          <table:table-cell office:value-type="float" office:value="34.902" calcext:value-type="float">
            <text:p>34.90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195" calcext:value-type="float">
            <text:p>195</text:p>
          </table:table-cell>
          <table:table-cell office:value-type="float" office:value="23.785" calcext:value-type="float">
            <text:p>23.785</text:p>
          </table:table-cell>
          <table:table-cell office:value-type="float" office:value="39.42" calcext:value-type="float">
            <text:p>39.42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96" calcext:value-type="float">
            <text:p>196</text:p>
          </table:table-cell>
          <table:table-cell office:value-type="float" office:value="21.385" calcext:value-type="float">
            <text:p>21.385</text:p>
          </table:table-cell>
          <table:table-cell office:value-type="float" office:value="41.978" calcext:value-type="float">
            <text:p>41.978</text:p>
          </table:table-cell>
          <table:table-cell office:value-type="float" office:value="33.456" calcext:value-type="float">
            <text:p>33.45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97" calcext:value-type="float">
            <text:p>197</text:p>
          </table:table-cell>
          <table:table-cell office:value-type="float" office:value="21.516" calcext:value-type="float">
            <text:p>21.516</text:p>
          </table:table-cell>
          <table:table-cell office:value-type="float" office:value="45.189" calcext:value-type="float">
            <text:p>45.189</text:p>
          </table:table-cell>
          <table:table-cell office:value-type="float" office:value="31.402" calcext:value-type="float">
            <text:p>31.40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98" calcext:value-type="float">
            <text:p>198</text:p>
          </table:table-cell>
          <table:table-cell office:value-type="float" office:value="18.974" calcext:value-type="float">
            <text:p>18.974</text:p>
          </table:table-cell>
          <table:table-cell office:value-type="float" office:value="47.673" calcext:value-type="float">
            <text:p>47.673</text:p>
          </table:table-cell>
          <table:table-cell office:value-type="float" office:value="32.677" calcext:value-type="float">
            <text:p>32.67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99" calcext:value-type="float">
            <text:p>199</text:p>
          </table:table-cell>
          <table:table-cell office:value-type="float" office:value="16.148" calcext:value-type="float">
            <text:p>16.148</text:p>
          </table:table-cell>
          <table:table-cell office:value-type="float" office:value="48.114" calcext:value-type="float">
            <text:p>48.114</text:p>
          </table:table-cell>
          <table:table-cell office:value-type="float" office:value="35.163" calcext:value-type="float">
            <text:p>35.16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00" calcext:value-type="float">
            <text:p>200</text:p>
          </table:table-cell>
          <table:table-cell office:value-type="float" office:value="12.597" calcext:value-type="float">
            <text:p>12.597</text:p>
          </table:table-cell>
          <table:table-cell office:value-type="float" office:value="49.426" calcext:value-type="float">
            <text:p>49.426</text:p>
          </table:table-cell>
          <table:table-cell office:value-type="float" office:value="34.598" calcext:value-type="float">
            <text:p>34.59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01" calcext:value-type="float">
            <text:p>201</text:p>
          </table:table-cell>
          <table:table-cell office:value-type="float" office:value="9.453" calcext:value-type="float">
            <text:p>9.453</text:p>
          </table:table-cell>
          <table:table-cell office:value-type="float" office:value="49.667" calcext:value-type="float">
            <text:p>49.667</text:p>
          </table:table-cell>
          <table:table-cell office:value-type="float" office:value="36.772" calcext:value-type="float">
            <text:p>36.77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02" calcext:value-type="float">
            <text:p>202</text:p>
          </table:table-cell>
          <table:table-cell office:value-type="float" office:value="7.926" calcext:value-type="float">
            <text:p>7.926</text:p>
          </table:table-cell>
          <table:table-cell office:value-type="float" office:value="46.177" calcext:value-type="float">
            <text:p>46.177</text:p>
          </table:table-cell>
          <table:table-cell office:value-type="float" office:value="37.265" calcext:value-type="float">
            <text:p>37.26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03" calcext:value-type="float">
            <text:p>203</text:p>
          </table:table-cell>
          <table:table-cell office:value-type="float" office:value="5.942" calcext:value-type="float">
            <text:p>5.942</text:p>
          </table:table-cell>
          <table:table-cell office:value-type="float" office:value="46.324" calcext:value-type="float">
            <text:p>46.324</text:p>
          </table:table-cell>
          <table:table-cell office:value-type="float" office:value="40.498" calcext:value-type="float">
            <text:p>40.49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04" calcext:value-type="float">
            <text:p>204</text:p>
          </table:table-cell>
          <table:table-cell office:value-type="float" office:value="2.157" calcext:value-type="float">
            <text:p>2.157</text:p>
          </table:table-cell>
          <table:table-cell office:value-type="float" office:value="46.906" calcext:value-type="float">
            <text:p>46.906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205" calcext:value-type="float">
            <text:p>205</text:p>
          </table:table-cell>
          <table:table-cell office:value-type="float" office:value="2.223" calcext:value-type="float">
            <text:p>2.223</text:p>
          </table:table-cell>
          <table:table-cell office:value-type="float" office:value="48.109" calcext:value-type="float">
            <text:p>48.109</text:p>
          </table:table-cell>
          <table:table-cell office:value-type="float" office:value="36.891" calcext:value-type="float">
            <text:p>36.89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06" calcext:value-type="float">
            <text:p>206</text:p>
          </table:table-cell>
          <table:table-cell office:value-type="float" office:value="-1.237" calcext:value-type="float">
            <text:p>-1.237</text:p>
          </table:table-cell>
          <table:table-cell office:value-type="float" office:value="49.354" calcext:value-type="float">
            <text:p>49.354</text:p>
          </table:table-cell>
          <table:table-cell office:value-type="float" office:value="35.752" calcext:value-type="float">
            <text:p>35.75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07" calcext:value-type="float">
            <text:p>207</text:p>
          </table:table-cell>
          <table:table-cell office:value-type="float" office:value="-2.08" calcext:value-type="float">
            <text:p>-2.08</text:p>
          </table:table-cell>
          <table:table-cell office:value-type="float" office:value="48.631" calcext:value-type="float">
            <text:p>48.631</text:p>
          </table:table-cell>
          <table:table-cell office:value-type="float" office:value="32.127" calcext:value-type="float">
            <text:p>32.12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08" calcext:value-type="float">
            <text:p>208</text:p>
          </table:table-cell>
          <table:table-cell office:value-type="float" office:value="-4.797" calcext:value-type="float">
            <text:p>-4.797</text:p>
          </table:table-cell>
          <table:table-cell office:value-type="float" office:value="47.405" calcext:value-type="float">
            <text:p>47.405</text:p>
          </table:table-cell>
          <table:table-cell office:value-type="float" office:value="29.739" calcext:value-type="float">
            <text:p>29.73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09" calcext:value-type="float">
            <text:p>209</text:p>
          </table:table-cell>
          <table:table-cell office:value-type="float" office:value="-6.547" calcext:value-type="float">
            <text:p>-6.547</text:p>
          </table:table-cell>
          <table:table-cell office:value-type="float" office:value="44.055" calcext:value-type="float">
            <text:p>44.055</text:p>
          </table:table-cell>
          <table:table-cell office:value-type="float" office:value="30.163" calcext:value-type="float">
            <text:p>30.16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10" calcext:value-type="float">
            <text:p>210</text:p>
          </table:table-cell>
          <table:table-cell office:value-type="float" office:value="-8.896" calcext:value-type="float">
            <text:p>-8.896</text:p>
          </table:table-cell>
          <table:table-cell office:value-type="float" office:value="42.268" calcext:value-type="float">
            <text:p>42.268</text:p>
          </table:table-cell>
          <table:table-cell office:value-type="float" office:value="27.735" calcext:value-type="float">
            <text:p>27.73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11" calcext:value-type="float">
            <text:p>211</text:p>
          </table:table-cell>
          <table:table-cell office:value-type="float" office:value="-12.556" calcext:value-type="float">
            <text:p>-12.556</text:p>
          </table:table-cell>
          <table:table-cell office:value-type="float" office:value="43.331" calcext:value-type="float">
            <text:p>43.331</text:p>
          </table:table-cell>
          <table:table-cell office:value-type="float" office:value="27.691" calcext:value-type="float">
            <text:p>27.69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12" calcext:value-type="float">
            <text:p>212</text:p>
          </table:table-cell>
          <table:table-cell office:value-type="float" office:value="-12.029" calcext:value-type="float">
            <text:p>-12.029</text:p>
          </table:table-cell>
          <table:table-cell office:value-type="float" office:value="47.088" calcext:value-type="float">
            <text:p>47.088</text:p>
          </table:table-cell>
          <table:table-cell office:value-type="float" office:value="28.178" calcext:value-type="float">
            <text:p>28.17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13" calcext:value-type="float">
            <text:p>213</text:p>
          </table:table-cell>
          <table:table-cell office:value-type="float" office:value="-10.396" calcext:value-type="float">
            <text:p>-10.396</text:p>
          </table:table-cell>
          <table:table-cell office:value-type="float" office:value="46.667" calcext:value-type="float">
            <text:p>46.667</text:p>
          </table:table-cell>
          <table:table-cell office:value-type="float" office:value="31.615" calcext:value-type="float">
            <text:p>31.61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14" calcext:value-type="float">
            <text:p>214</text:p>
          </table:table-cell>
          <table:table-cell office:value-type="float" office:value="-7.275" calcext:value-type="float">
            <text:p>-7.275</text:p>
          </table:table-cell>
          <table:table-cell office:value-type="float" office:value="47.938" calcext:value-type="float">
            <text:p>47.938</text:p>
          </table:table-cell>
          <table:table-cell office:value-type="float" office:value="33.387" calcext:value-type="float">
            <text:p>33.38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15" calcext:value-type="float">
            <text:p>215</text:p>
          </table:table-cell>
          <table:table-cell office:value-type="float" office:value="-5.326" calcext:value-type="float">
            <text:p>-5.326</text:p>
          </table:table-cell>
          <table:table-cell office:value-type="float" office:value="46.302" calcext:value-type="float">
            <text:p>46.302</text:p>
          </table:table-cell>
          <table:table-cell office:value-type="float" office:value="36.246" calcext:value-type="float">
            <text:p>36.24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16" calcext:value-type="float">
            <text:p>216</text:p>
          </table:table-cell>
          <table:table-cell office:value-type="float" office:value="-1.906" calcext:value-type="float">
            <text:p>-1.906</text:p>
          </table:table-cell>
          <table:table-cell office:value-type="float" office:value="45.913" calcext:value-type="float">
            <text:p>45.913</text:p>
          </table:table-cell>
          <table:table-cell office:value-type="float" office:value="37.818" calcext:value-type="float">
            <text:p>37.8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17" calcext:value-type="float">
            <text:p>217</text:p>
          </table:table-cell>
          <table:table-cell office:value-type="float" office:value="0.617" calcext:value-type="float">
            <text:p>0.617</text:p>
          </table:table-cell>
          <table:table-cell office:value-type="float" office:value="43.112" calcext:value-type="float">
            <text:p>43.112</text:p>
          </table:table-cell>
          <table:table-cell office:value-type="float" office:value="37.218" calcext:value-type="float">
            <text:p>37.21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18" calcext:value-type="float">
            <text:p>218</text:p>
          </table:table-cell>
          <table:table-cell office:value-type="float" office:value="4.125" calcext:value-type="float">
            <text:p>4.125</text:p>
          </table:table-cell>
          <table:table-cell office:value-type="float" office:value="42.624" calcext:value-type="float">
            <text:p>42.624</text:p>
          </table:table-cell>
          <table:table-cell office:value-type="float" office:value="38.692" calcext:value-type="float">
            <text:p>38.69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19" calcext:value-type="float">
            <text:p>219</text:p>
          </table:table-cell>
          <table:table-cell office:value-type="float" office:value="7.094" calcext:value-type="float">
            <text:p>7.094</text:p>
          </table:table-cell>
          <table:table-cell office:value-type="float" office:value="40.901" calcext:value-type="float">
            <text:p>40.901</text:p>
          </table:table-cell>
          <table:table-cell office:value-type="float" office:value="37.079" calcext:value-type="float">
            <text:p>37.07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20" calcext:value-type="float">
            <text:p>220</text:p>
          </table:table-cell>
          <table:table-cell office:value-type="float" office:value="10.092" calcext:value-type="float">
            <text:p>10.092</text:p>
          </table:table-cell>
          <table:table-cell office:value-type="float" office:value="41.492" calcext:value-type="float">
            <text:p>41.492</text:p>
          </table:table-cell>
          <table:table-cell office:value-type="float" office:value="34.849" calcext:value-type="float">
            <text:p>34.84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21" calcext:value-type="float">
            <text:p>221</text:p>
          </table:table-cell>
          <table:table-cell office:value-type="float" office:value="7.48" calcext:value-type="float">
            <text:p>7.48</text:p>
          </table:table-cell>
          <table:table-cell office:value-type="float" office:value="40.878" calcext:value-type="float">
            <text:p>40.878</text:p>
          </table:table-cell>
          <table:table-cell office:value-type="float" office:value="32.134" calcext:value-type="float">
            <text:p>32.13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222" calcext:value-type="float">
            <text:p>222</text:p>
          </table:table-cell>
          <table:table-cell office:value-type="float" office:value="6.055" calcext:value-type="float">
            <text:p>6.055</text:p>
          </table:table-cell>
          <table:table-cell office:value-type="float" office:value="44.326" calcext:value-type="float">
            <text:p>44.326</text:p>
          </table:table-cell>
          <table:table-cell office:value-type="float" office:value="33.038" calcext:value-type="float">
            <text:p>33.03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23" calcext:value-type="float">
            <text:p>223</text:p>
          </table:table-cell>
          <table:table-cell office:value-type="float" office:value="9.54" calcext:value-type="float">
            <text:p>9.54</text:p>
          </table:table-cell>
          <table:table-cell office:value-type="float" office:value="45.902" calcext:value-type="float">
            <text:p>45.902</text:p>
          </table:table-cell>
          <table:table-cell office:value-type="float" office:value="33.148" calcext:value-type="float">
            <text:p>33.14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24" calcext:value-type="float">
            <text:p>224</text:p>
          </table:table-cell>
          <table:table-cell office:value-type="float" office:value="10.591" calcext:value-type="float">
            <text:p>10.591</text:p>
          </table:table-cell>
          <table:table-cell office:value-type="float" office:value="44.884" calcext:value-type="float">
            <text:p>44.884</text:p>
          </table:table-cell>
          <table:table-cell office:value-type="float" office:value="29.637" calcext:value-type="float">
            <text:p>29.63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25" calcext:value-type="float">
            <text:p>225</text:p>
          </table:table-cell>
          <table:table-cell office:value-type="float" office:value="7.888" calcext:value-type="float">
            <text:p>7.888</text:p>
          </table:table-cell>
          <table:table-cell office:value-type="float" office:value="46.81" calcext:value-type="float">
            <text:p>46.81</text:p>
          </table:table-cell>
          <table:table-cell office:value-type="float" office:value="27.682" calcext:value-type="float">
            <text:p>27.68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226" calcext:value-type="float">
            <text:p>226</text:p>
          </table:table-cell>
          <table:table-cell office:value-type="float" office:value="9.078" calcext:value-type="float">
            <text:p>9.078</text:p>
          </table:table-cell>
          <table:table-cell office:value-type="float" office:value="50.054" calcext:value-type="float">
            <text:p>50.054</text:p>
          </table:table-cell>
          <table:table-cell office:value-type="float" office:value="29.327" calcext:value-type="float">
            <text:p>29.32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27" calcext:value-type="float">
            <text:p>227</text:p>
          </table:table-cell>
          <table:table-cell office:value-type="float" office:value="12.447" calcext:value-type="float">
            <text:p>12.447</text:p>
          </table:table-cell>
          <table:table-cell office:value-type="float" office:value="49.475" calcext:value-type="float">
            <text:p>49.475</text:p>
          </table:table-cell>
          <table:table-cell office:value-type="float" office:value="27.605" calcext:value-type="float">
            <text:p>27.60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28" calcext:value-type="float">
            <text:p>228</text:p>
          </table:table-cell>
          <table:table-cell office:value-type="float" office:value="10.863" calcext:value-type="float">
            <text:p>10.863</text:p>
          </table:table-cell>
          <table:table-cell office:value-type="float" office:value="48.327" calcext:value-type="float">
            <text:p>48.327</text:p>
          </table:table-cell>
          <table:table-cell office:value-type="float" office:value="24.297" calcext:value-type="float">
            <text:p>24.29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29" calcext:value-type="float">
            <text:p>229</text:p>
          </table:table-cell>
          <table:table-cell office:value-type="float" office:value="8.718" calcext:value-type="float">
            <text:p>8.718</text:p>
          </table:table-cell>
          <table:table-cell office:value-type="float" office:value="51.458" calcext:value-type="float">
            <text:p>51.458</text:p>
          </table:table-cell>
          <table:table-cell office:value-type="float" office:value="24.408" calcext:value-type="float">
            <text:p>24.40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30" calcext:value-type="float">
            <text:p>230</text:p>
          </table:table-cell>
          <table:table-cell office:value-type="float" office:value="11.78" calcext:value-type="float">
            <text:p>11.78</text:p>
          </table:table-cell>
          <table:table-cell office:value-type="float" office:value="53.588" calcext:value-type="float">
            <text:p>53.588</text:p>
          </table:table-cell>
          <table:table-cell office:value-type="float" office:value="25.239" calcext:value-type="float">
            <text:p>25.23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31" calcext:value-type="float">
            <text:p>231</text:p>
          </table:table-cell>
          <table:table-cell office:value-type="float" office:value="13.631" calcext:value-type="float">
            <text:p>13.631</text:p>
          </table:table-cell>
          <table:table-cell office:value-type="float" office:value="52.175" calcext:value-type="float">
            <text:p>52.175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32" calcext:value-type="float">
            <text:p>232</text:p>
          </table:table-cell>
          <table:table-cell office:value-type="float" office:value="10.59" calcext:value-type="float">
            <text:p>10.59</text:p>
          </table:table-cell>
          <table:table-cell office:value-type="float" office:value="53.228" calcext:value-type="float">
            <text:p>53.228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33" calcext:value-type="float">
            <text:p>233</text:p>
          </table:table-cell>
          <table:table-cell office:value-type="float" office:value="10.762" calcext:value-type="float">
            <text:p>10.762</text:p>
          </table:table-cell>
          <table:table-cell office:value-type="float" office:value="56.797" calcext:value-type="float">
            <text:p>56.797</text:p>
          </table:table-cell>
          <table:table-cell office:value-type="float" office:value="21.392" calcext:value-type="float">
            <text:p>21.39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234" calcext:value-type="float">
            <text:p>234</text:p>
          </table:table-cell>
          <table:table-cell office:value-type="float" office:value="14.482" calcext:value-type="float">
            <text:p>14.482</text:p>
          </table:table-cell>
          <table:table-cell office:value-type="float" office:value="57.046" calcext:value-type="float">
            <text:p>57.046</text:p>
          </table:table-cell>
          <table:table-cell office:value-type="float" office:value="20.592" calcext:value-type="float">
            <text:p>20.59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35" calcext:value-type="float">
            <text:p>235</text:p>
          </table:table-cell>
          <table:table-cell office:value-type="float" office:value="13.869" calcext:value-type="float">
            <text:p>13.869</text:p>
          </table:table-cell>
          <table:table-cell office:value-type="float" office:value="55.697" calcext:value-type="float">
            <text:p>55.697</text:p>
          </table:table-cell>
          <table:table-cell office:value-type="float" office:value="17.077" calcext:value-type="float">
            <text:p>17.07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36" calcext:value-type="float">
            <text:p>236</text:p>
          </table:table-cell>
          <table:table-cell office:value-type="float" office:value="11.142" calcext:value-type="float">
            <text:p>11.142</text:p>
          </table:table-cell>
          <table:table-cell office:value-type="float" office:value="58.302" calcext:value-type="float">
            <text:p>58.302</text:p>
          </table:table-cell>
          <table:table-cell office:value-type="float" office:value="16.567" calcext:value-type="float">
            <text:p>16.56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37" calcext:value-type="float">
            <text:p>237</text:p>
          </table:table-cell>
          <table:table-cell office:value-type="float" office:value="13.708" calcext:value-type="float">
            <text:p>13.708</text:p>
          </table:table-cell>
          <table:table-cell office:value-type="float" office:value="61.039" calcext:value-type="float">
            <text:p>61.039</text:p>
          </table:table-cell>
          <table:table-cell office:value-type="float" office:value="17.353" calcext:value-type="float">
            <text:p>17.35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238" calcext:value-type="float">
            <text:p>238</text:p>
          </table:table-cell>
          <table:table-cell office:value-type="float" office:value="16.699" calcext:value-type="float">
            <text:p>16.699</text:p>
          </table:table-cell>
          <table:table-cell office:value-type="float" office:value="59.416" calcext:value-type="float">
            <text:p>59.416</text:p>
          </table:table-cell>
          <table:table-cell office:value-type="float" office:value="15.614" calcext:value-type="float">
            <text:p>15.61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39" calcext:value-type="float">
            <text:p>239</text:p>
          </table:table-cell>
          <table:table-cell office:value-type="float" office:value="15.396" calcext:value-type="float">
            <text:p>15.396</text:p>
          </table:table-cell>
          <table:table-cell office:value-type="float" office:value="57.344" calcext:value-type="float">
            <text:p>57.344</text:p>
          </table:table-cell>
          <table:table-cell office:value-type="float" office:value="12.738" calcext:value-type="float">
            <text:p>12.73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40" calcext:value-type="float">
            <text:p>240</text:p>
          </table:table-cell>
          <table:table-cell office:value-type="float" office:value="18.895" calcext:value-type="float">
            <text:p>18.895</text:p>
          </table:table-cell>
          <table:table-cell office:value-type="float" office:value="56.627" calcext:value-type="float">
            <text:p>56.627</text:p>
          </table:table-cell>
          <table:table-cell office:value-type="float" office:value="11.419" calcext:value-type="float">
            <text:p>11.41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41" calcext:value-type="float">
            <text:p>241</text:p>
          </table:table-cell>
          <table:table-cell office:value-type="float" office:value="20.391" calcext:value-type="float">
            <text:p>20.391</text:p>
          </table:table-cell>
          <table:table-cell office:value-type="float" office:value="55.294" calcext:value-type="float">
            <text:p>55.294</text:p>
          </table:table-cell>
          <table:table-cell office:value-type="float" office:value="14.682" calcext:value-type="float">
            <text:p>14.68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42" calcext:value-type="float">
            <text:p>242</text:p>
          </table:table-cell>
          <table:table-cell office:value-type="float" office:value="21.325" calcext:value-type="float">
            <text:p>21.325</text:p>
          </table:table-cell>
          <table:table-cell office:value-type="float" office:value="51.619" calcext:value-type="float">
            <text:p>51.619</text:p>
          </table:table-cell>
          <table:table-cell office:value-type="float" office:value="14.486" calcext:value-type="float">
            <text:p>14.48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43" calcext:value-type="float">
            <text:p>243</text:p>
          </table:table-cell>
          <table:table-cell office:value-type="float" office:value="20.023" calcext:value-type="float">
            <text:p>20.023</text:p>
          </table:table-cell>
          <table:table-cell office:value-type="float" office:value="49.135" calcext:value-type="float">
            <text:p>49.135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44" calcext:value-type="float">
            <text:p>244</text:p>
          </table:table-cell>
          <table:table-cell office:value-type="float" office:value="23.581" calcext:value-type="float">
            <text:p>23.581</text:p>
          </table:table-cell>
          <table:table-cell office:value-type="float" office:value="49.269" calcext:value-type="float">
            <text:p>49.269</text:p>
          </table:table-cell>
          <table:table-cell office:value-type="float" office:value="18.529" calcext:value-type="float">
            <text:p>18.529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45" calcext:value-type="float">
            <text:p>245</text:p>
          </table:table-cell>
          <table:table-cell office:value-type="float" office:value="23.368" calcext:value-type="float">
            <text:p>23.368</text:p>
          </table:table-cell>
          <table:table-cell office:value-type="float" office:value="53.034" calcext:value-type="float">
            <text:p>53.034</text:p>
          </table:table-cell>
          <table:table-cell office:value-type="float" office:value="19.044" calcext:value-type="float">
            <text:p>19.044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46" calcext:value-type="float">
            <text:p>246</text:p>
          </table:table-cell>
          <table:table-cell office:value-type="float" office:value="19.914" calcext:value-type="float">
            <text:p>19.914</text:p>
          </table:table-cell>
          <table:table-cell office:value-type="float" office:value="52.732" calcext:value-type="float">
            <text:p>52.732</text:p>
          </table:table-cell>
          <table:table-cell office:value-type="float" office:value="20.637" calcext:value-type="float">
            <text:p>20.63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247" calcext:value-type="float">
            <text:p>247</text:p>
          </table:table-cell>
          <table:table-cell office:value-type="float" office:value="21.165" calcext:value-type="float">
            <text:p>21.165</text:p>
          </table:table-cell>
          <table:table-cell office:value-type="float" office:value="50.049" calcext:value-type="float">
            <text:p>50.049</text:p>
          </table:table-cell>
          <table:table-cell office:value-type="float" office:value="23.021" calcext:value-type="float">
            <text:p>23.02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48" calcext:value-type="float">
            <text:p>248</text:p>
          </table:table-cell>
          <table:table-cell office:value-type="float" office:value="24.338" calcext:value-type="float">
            <text:p>24.338</text:p>
          </table:table-cell>
          <table:table-cell office:value-type="float" office:value="51.944" calcext:value-type="float">
            <text:p>51.944</text:p>
          </table:table-cell>
          <table:table-cell office:value-type="float" office:value="23.965" calcext:value-type="float">
            <text:p>23.965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49" calcext:value-type="float">
            <text:p>249</text:p>
          </table:table-cell>
          <table:table-cell office:value-type="float" office:value="22.373" calcext:value-type="float">
            <text:p>22.373</text:p>
          </table:table-cell>
          <table:table-cell office:value-type="float" office:value="55.14" calcext:value-type="float">
            <text:p>55.14</text:p>
          </table:table-cell>
          <table:table-cell office:value-type="float" office:value="24.568" calcext:value-type="float">
            <text:p>24.56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50" calcext:value-type="float">
            <text:p>250</text:p>
          </table:table-cell>
          <table:table-cell office:value-type="float" office:value="19.919" calcext:value-type="float">
            <text:p>19.919</text:p>
          </table:table-cell>
          <table:table-cell office:value-type="float" office:value="53.369" calcext:value-type="float">
            <text:p>53.369</text:p>
          </table:table-cell>
          <table:table-cell office:value-type="float" office:value="26.898" calcext:value-type="float">
            <text:p>26.89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51" calcext:value-type="float">
            <text:p>251</text:p>
          </table:table-cell>
          <table:table-cell office:value-type="float" office:value="22.687" calcext:value-type="float">
            <text:p>22.687</text:p>
          </table:table-cell>
          <table:table-cell office:value-type="float" office:value="51.64" calcext:value-type="float">
            <text:p>51.64</text:p>
          </table:table-cell>
          <table:table-cell office:value-type="float" office:value="28.838" calcext:value-type="float">
            <text:p>28.838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52" calcext:value-type="float">
            <text:p>252</text:p>
          </table:table-cell>
          <table:table-cell office:value-type="float" office:value="25.022" calcext:value-type="float">
            <text:p>25.022</text:p>
          </table:table-cell>
          <table:table-cell office:value-type="float" office:value="54.668" calcext:value-type="float">
            <text:p>54.668</text:p>
          </table:table-cell>
          <table:table-cell office:value-type="float" office:value="29.014" calcext:value-type="float">
            <text:p>29.01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53" calcext:value-type="float">
            <text:p>253</text:p>
          </table:table-cell>
          <table:table-cell office:value-type="float" office:value="22.537" calcext:value-type="float">
            <text:p>22.537</text:p>
          </table:table-cell>
          <table:table-cell office:value-type="float" office:value="57.233" calcext:value-type="float">
            <text:p>57.233</text:p>
          </table:table-cell>
          <table:table-cell office:value-type="float" office:value="30.362" calcext:value-type="float">
            <text:p>30.36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54" calcext:value-type="float">
            <text:p>254</text:p>
          </table:table-cell>
          <table:table-cell office:value-type="float" office:value="20.954" calcext:value-type="float">
            <text:p>20.954</text:p>
          </table:table-cell>
          <table:table-cell office:value-type="float" office:value="55.219" calcext:value-type="float">
            <text:p>55.219</text:p>
          </table:table-cell>
          <table:table-cell office:value-type="float" office:value="33.187" calcext:value-type="float">
            <text:p>33.18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55" calcext:value-type="float">
            <text:p>255</text:p>
          </table:table-cell>
          <table:table-cell office:value-type="float" office:value="20.505" calcext:value-type="float">
            <text:p>20.505</text:p>
          </table:table-cell>
          <table:table-cell office:value-type="float" office:value="56.42" calcext:value-type="float">
            <text:p>56.42</text:p>
          </table:table-cell>
          <table:table-cell office:value-type="float" office:value="36.733" calcext:value-type="float">
            <text:p>36.73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56" calcext:value-type="float">
            <text:p>256</text:p>
          </table:table-cell>
          <table:table-cell office:value-type="float" office:value="23.053" calcext:value-type="float">
            <text:p>23.053</text:p>
          </table:table-cell>
          <table:table-cell office:value-type="float" office:value="54.154" calcext:value-type="float">
            <text:p>54.154</text:p>
          </table:table-cell>
          <table:table-cell office:value-type="float" office:value="38.523" calcext:value-type="float">
            <text:p>38.52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EU</text:p>
          </table:table-cell>
          <table:table-cell office:value-type="float" office:value="257" calcext:value-type="float">
            <text:p>257</text:p>
          </table:table-cell>
          <table:table-cell office:value-type="float" office:value="21.632" calcext:value-type="float">
            <text:p>21.632</text:p>
          </table:table-cell>
          <table:table-cell office:value-type="float" office:value="52.111" calcext:value-type="float">
            <text:p>52.111</text:p>
          </table:table-cell>
          <table:table-cell office:value-type="float" office:value="41.395" calcext:value-type="float">
            <text:p>41.39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EU</text:p>
          </table:table-cell>
          <table:table-cell office:value-type="float" office:value="257" calcext:value-type="float">
            <text:p>257</text:p>
          </table:table-cell>
          <table:table-cell office:value-type="float" office:value="21.46" calcext:value-type="float">
            <text:p>21.46</text:p>
          </table:table-cell>
          <table:table-cell office:value-type="float" office:value="52.192" calcext:value-type="float">
            <text:p>52.192</text:p>
          </table:table-cell>
          <table:table-cell office:value-type="float" office:value="41.387" calcext:value-type="float">
            <text:p>41.38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GLY</text:p>
          </table:table-cell>
          <table:table-cell office:value-type="float" office:value="258" calcext:value-type="float">
            <text:p>258</text:p>
          </table:table-cell>
          <table:table-cell office:value-type="float" office:value="23.406" calcext:value-type="float">
            <text:p>23.406</text:p>
          </table:table-cell>
          <table:table-cell office:value-type="float" office:value="49.302" calcext:value-type="float">
            <text:p>49.302</text:p>
          </table:table-cell>
          <table:table-cell office:value-type="float" office:value="43.319" calcext:value-type="float">
            <text:p>43.319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GLY</text:p>
          </table:table-cell>
          <table:table-cell office:value-type="float" office:value="258" calcext:value-type="float">
            <text:p>258</text:p>
          </table:table-cell>
          <table:table-cell office:value-type="float" office:value="23.654" calcext:value-type="float">
            <text:p>23.654</text:p>
          </table:table-cell>
          <table:table-cell office:value-type="float" office:value="49.401" calcext:value-type="float">
            <text:p>49.401</text:p>
          </table:table-cell>
          <table:table-cell office:value-type="float" office:value="42.774" calcext:value-type="float">
            <text:p>42.77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259" calcext:value-type="float">
            <text:p>259</text:p>
          </table:table-cell>
          <table:table-cell office:value-type="float" office:value="25.761" calcext:value-type="float">
            <text:p>25.761</text:p>
          </table:table-cell>
          <table:table-cell office:value-type="float" office:value="46.625" calcext:value-type="float">
            <text:p>46.625</text:p>
          </table:table-cell>
          <table:table-cell office:value-type="float" office:value="42.004" calcext:value-type="float">
            <text:p>42.00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60" calcext:value-type="float">
            <text:p>260</text:p>
          </table:table-cell>
          <table:table-cell office:value-type="float" office:value="25.503" calcext:value-type="float">
            <text:p>25.503</text:p>
          </table:table-cell>
          <table:table-cell office:value-type="float" office:value="45.643" calcext:value-type="float">
            <text:p>45.643</text:p>
          </table:table-cell>
          <table:table-cell office:value-type="float" office:value="38.336" calcext:value-type="float">
            <text:p>38.336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261" calcext:value-type="float">
            <text:p>261</text:p>
          </table:table-cell>
          <table:table-cell office:value-type="float" office:value="24.857" calcext:value-type="float">
            <text:p>24.857</text:p>
          </table:table-cell>
          <table:table-cell office:value-type="float" office:value="42.003" calcext:value-type="float">
            <text:p>42.003</text:p>
          </table:table-cell>
          <table:table-cell office:value-type="float" office:value="39.274" calcext:value-type="float">
            <text:p>39.274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62" calcext:value-type="float">
            <text:p>262</text:p>
          </table:table-cell>
          <table:table-cell office:value-type="float" office:value="21.528" calcext:value-type="float">
            <text:p>21.528</text:p>
          </table:table-cell>
          <table:table-cell office:value-type="float" office:value="43.137" calcext:value-type="float">
            <text:p>43.137</text:p>
          </table:table-cell>
          <table:table-cell office:value-type="float" office:value="40.778" calcext:value-type="float">
            <text:p>40.77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63" calcext:value-type="float">
            <text:p>263</text:p>
          </table:table-cell>
          <table:table-cell office:value-type="float" office:value="20.687" calcext:value-type="float">
            <text:p>20.687</text:p>
          </table:table-cell>
          <table:table-cell office:value-type="float" office:value="46.32" calcext:value-type="float">
            <text:p>46.32</text:p>
          </table:table-cell>
          <table:table-cell office:value-type="float" office:value="38.821" calcext:value-type="float">
            <text:p>38.82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64" calcext:value-type="float">
            <text:p>264</text:p>
          </table:table-cell>
          <table:table-cell office:value-type="float" office:value="22.767" calcext:value-type="float">
            <text:p>22.767</text:p>
          </table:table-cell>
          <table:table-cell office:value-type="float" office:value="46.068" calcext:value-type="float">
            <text:p>46.068</text:p>
          </table:table-cell>
          <table:table-cell office:value-type="float" office:value="35.619" calcext:value-type="float">
            <text:p>35.619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65" calcext:value-type="float">
            <text:p>265</text:p>
          </table:table-cell>
          <table:table-cell office:value-type="float" office:value="23.621" calcext:value-type="float">
            <text:p>23.621</text:p>
          </table:table-cell>
          <table:table-cell office:value-type="float" office:value="49.609" calcext:value-type="float">
            <text:p>49.609</text:p>
          </table:table-cell>
          <table:table-cell office:value-type="float" office:value="34.446" calcext:value-type="float">
            <text:p>34.44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66" calcext:value-type="float">
            <text:p>266</text:p>
          </table:table-cell>
          <table:table-cell office:value-type="float" office:value="20.709" calcext:value-type="float">
            <text:p>20.709</text:p>
          </table:table-cell>
          <table:table-cell office:value-type="float" office:value="51.034" calcext:value-type="float">
            <text:p>51.034</text:p>
          </table:table-cell>
          <table:table-cell office:value-type="float" office:value="36.516" calcext:value-type="float">
            <text:p>36.51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67" calcext:value-type="float">
            <text:p>267</text:p>
          </table:table-cell>
          <table:table-cell office:value-type="float" office:value="17.313" calcext:value-type="float">
            <text:p>17.313</text:p>
          </table:table-cell>
          <table:table-cell office:value-type="float" office:value="52.586" calcext:value-type="float">
            <text:p>52.586</text:p>
          </table:table-cell>
          <table:table-cell office:value-type="float" office:value="35.728" calcext:value-type="float">
            <text:p>35.7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268" calcext:value-type="float">
            <text:p>268</text:p>
          </table:table-cell>
          <table:table-cell office:value-type="float" office:value="16.73" calcext:value-type="float">
            <text:p>16.73</text:p>
          </table:table-cell>
          <table:table-cell office:value-type="float" office:value="53.724" calcext:value-type="float">
            <text:p>53.724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69" calcext:value-type="float">
            <text:p>269</text:p>
          </table:table-cell>
          <table:table-cell office:value-type="float" office:value="16.098" calcext:value-type="float">
            <text:p>16.098</text:p>
          </table:table-cell>
          <table:table-cell office:value-type="float" office:value="57.412" calcext:value-type="float">
            <text:p>57.412</text:p>
          </table:table-cell>
          <table:table-cell office:value-type="float" office:value="31.51" calcext:value-type="float">
            <text:p>31.5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70" calcext:value-type="float">
            <text:p>270</text:p>
          </table:table-cell>
          <table:table-cell office:value-type="float" office:value="14.703" calcext:value-type="float">
            <text:p>14.703</text:p>
          </table:table-cell>
          <table:table-cell office:value-type="float" office:value="57.914" calcext:value-type="float">
            <text:p>57.914</text:p>
          </table:table-cell>
          <table:table-cell office:value-type="float" office:value="27.988" calcext:value-type="float">
            <text:p>27.98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71" calcext:value-type="float">
            <text:p>271</text:p>
          </table:table-cell>
          <table:table-cell office:value-type="float" office:value="15.043" calcext:value-type="float">
            <text:p>15.043</text:p>
          </table:table-cell>
          <table:table-cell office:value-type="float" office:value="61.698" calcext:value-type="float">
            <text:p>61.698</text:p>
          </table:table-cell>
          <table:table-cell office:value-type="float" office:value="28.198" calcext:value-type="float">
            <text:p>28.198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72" calcext:value-type="float">
            <text:p>272</text:p>
          </table:table-cell>
          <table:table-cell office:value-type="float" office:value="18.829" calcext:value-type="float">
            <text:p>18.829</text:p>
          </table:table-cell>
          <table:table-cell office:value-type="float" office:value="61.392" calcext:value-type="float">
            <text:p>61.392</text:p>
          </table:table-cell>
          <table:table-cell office:value-type="float" office:value="28.712" calcext:value-type="float">
            <text:p>28.712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73" calcext:value-type="float">
            <text:p>273</text:p>
          </table:table-cell>
          <table:table-cell office:value-type="float" office:value="19.022" calcext:value-type="float">
            <text:p>19.022</text:p>
          </table:table-cell>
          <table:table-cell office:value-type="float" office:value="58.491" calcext:value-type="float">
            <text:p>58.491</text:p>
          </table:table-cell>
          <table:table-cell office:value-type="float" office:value="26.244" calcext:value-type="float">
            <text:p>26.24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74" calcext:value-type="float">
            <text:p>274</text:p>
          </table:table-cell>
          <table:table-cell office:value-type="float" office:value="17.27" calcext:value-type="float">
            <text:p>17.27</text:p>
          </table:table-cell>
          <table:table-cell office:value-type="float" office:value="60.528" calcext:value-type="float">
            <text:p>60.528</text:p>
          </table:table-cell>
          <table:table-cell office:value-type="float" office:value="23.554" calcext:value-type="float">
            <text:p>23.55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75" calcext:value-type="float">
            <text:p>275</text:p>
          </table:table-cell>
          <table:table-cell office:value-type="float" office:value="19.888" calcext:value-type="float">
            <text:p>19.888</text:p>
          </table:table-cell>
          <table:table-cell office:value-type="float" office:value="63.365" calcext:value-type="float">
            <text:p>63.365</text:p>
          </table:table-cell>
          <table:table-cell office:value-type="float" office:value="23.392" calcext:value-type="float">
            <text:p>23.392</text:p>
          </table:table-cell>
        </table:table-row>
      </table:table>
      <table:named-expressions/>
      <table:database-ranges>
        <table:database-range table:name="__Anonymous_Sheet_DB__0" table:target-range-address="Feuille1.A1:Feuille1.G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9:45:00.222079081</meta:creation-date>
    <dc:date>2026-01-11T20:47:56.560798650</dc:date>
    <meta:editing-duration>PT11M24S</meta:editing-duration>
    <meta:editing-cycles>2</meta:editing-cycles>
    <meta:generator>LibreOffice/7.4.7.2$Linux_X86_64 LibreOffice_project/40$Build-2</meta:generator>
    <meta:document-statistic meta:table-count="1" meta:cell-count="1939" meta:object-count="0"/>
  </office:meta>
</office:document-meta>
</file>